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ext-properties fo:color="#808080"/>
    </style:style>
    <style:style style:name="ce5" style:family="table-cell" style:parent-style-name="Default" style:data-style-name="N108"/>
    <style:style style:name="ce6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raw_population_input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<text:a xlink:href="https://en.wikipedia.org/wiki/Population_Reference_Bureau" xlink:type="simple">PRB</text:a> </text:p>
            <text:p>(1973–2016)<text:a xlink:href="https://en.wikipedia.org/wiki/Estimates_of_historical_world_population#cite_note-Population_Reference_Bureau-15" xlink:type="simple">[15]</text:a> </text:p>
          </table:table-cell>
          <table:table-cell table:style-name="ce1" office:value-type="string" calcext:value-type="string">
            <text:p><text:a xlink:href="https://en.wikipedia.org/wiki/United_Nations_Department_of_Economic_and_Social_Affairs" xlink:type="simple">UN</text:a> </text:p>
            <text:p>(2015)<text:a xlink:href="https://en.wikipedia.org/wiki/Estimates_of_historical_world_population#cite_note-The_World_at_Six_Billion,_1999-16" xlink:type="simple">[16]</text:a> </text:p>
          </table:table-cell>
          <table:table-cell table:style-name="ce1" office:value-type="string" calcext:value-type="string">
            <text:p><text:a xlink:href="https://en.wikipedia.org/wiki/Angus_Maddison" xlink:type="simple">Maddison</text:a> </text:p>
            <text:p>(2008)<text:a xlink:href="https://en.wikipedia.org/wiki/Estimates_of_historical_world_population#cite_note-www.ggdc.net/maddison/Historical_Statistics-17" xlink:type="simple">[17]</text:a> </text:p>
          </table:table-cell>
          <table:table-cell table:style-name="ce1" office:value-type="string" calcext:value-type="string">
            <text:p>HYDE </text:p>
            <text:p>(2010)<text:a xlink:href="https://en.wikipedia.org/wiki/Estimates_of_historical_world_population#cite_note-HYDE2010-18" xlink:type="simple">[18]</text:a> </text:p>
          </table:table-cell>
          <table:table-cell table:style-name="ce1" office:value-type="string" calcext:value-type="string">
            <text:p><text:a xlink:href="https://en.wikipedia.org/wiki/John_Tanton" xlink:type="simple">Tanton</text:a> </text:p>
            <text:p>(1994)<text:a xlink:href="https://en.wikipedia.org/wiki/Estimates_of_historical_world_population#cite_note-thesocialcontract.com-19" xlink:type="simple">[19]</text:a> </text:p>
          </table:table-cell>
          <table:table-cell table:style-name="ce1" office:value-type="string" calcext:value-type="string">
            <text:p>Biraben </text:p>
            <text:p>(1980)<text:a xlink:href="https://en.wikipedia.org/wiki/Estimates_of_historical_world_population#cite_note-French_1980,_pp._1-20" xlink:type="simple">[20]</text:a> </text:p>
          </table:table-cell>
          <table:table-cell table:style-name="ce1" office:value-type="string" calcext:value-type="string">
            <text:p><text:a xlink:href="https://en.wikipedia.org/wiki/Colin_McEvedy" xlink:type="simple">McEvedy</text:a> &amp; </text:p>
            <text:p>Jones (1978)<text:a xlink:href="https://en.wikipedia.org/wiki/Estimates_of_historical_world_population#cite_note-Richard_Jones_1978-21" xlink:type="simple">[21]</text:a> </text:p>
          </table:table-cell>
          <table:table-cell table:style-name="ce1" office:value-type="string" calcext:value-type="string">
            <text:p>Thomlinson </text:p>
            <text:p>(1975)<text:a xlink:href="https://en.wikipedia.org/wiki/Estimates_of_historical_world_population#cite_note-ReferenceA-22" xlink:type="simple">[22]</text:a> </text:p>
          </table:table-cell>
          <table:table-cell table:style-name="ce1" office:value-type="string" calcext:value-type="string">
            <text:p>Durand </text:p>
            <text:p>(1974)<text:a xlink:href="https://en.wikipedia.org/wiki/Estimates_of_historical_world_population#cite_note-John_D._Durand_1974-23" xlink:type="simple">[23]</text:a> </text:p>
          </table:table-cell>
          <table:table-cell table:style-name="ce1" office:value-type="string" calcext:value-type="string">
            <text:p><text:a xlink:href="https://en.wikipedia.org/wiki/Colin_Clark_(economist)" xlink:type="simple">Clark</text:a> </text:p>
            <text:p>(1967)<text:a xlink:href="https://en.wikipedia.org/wiki/Estimates_of_historical_world_population#cite_note-Colin_Clark_1967-24" xlink:type="simple">[24]</text:a> </text:p>
          </table:table-cell>
          <table:table-cell table:style-name="ce1" office:value-type="string" calcext:value-type="string">
            <text:p><text:a xlink:href="https://www.gapminder.org/data/documentation/" xlink:type="simple">Gapminder</text:a>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https://en.wikipedia.org/wiki/Estimates_of_historical_world_population</text:p>
          </table:table-cell>
        </table:table-row>
        <table:table-row table:style-name="ro2"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–10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AVERAGE([.B2:.L2])" office:value-type="float" office:value="3.33333333333333" calcext:value-type="float">
            <text:p>3,33333333333333</text:p>
          </table:table-cell>
          <table:table-cell/>
        </table:table-row>
        <table:table-row table:style-name="ro2">
          <table:table-cell office:value-type="float" office:value="-9000" calcext:value-type="float">
            <text:p>-900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7"/>
          <table:table-cell table:formula="of:=AVERAGE([.B3:.L3])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-8000" calcext:value-type="float">
            <text:p>-800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5–10 </text:p>
          </table:table-cell>
          <table:table-cell table:number-columns-repeated="2"/>
          <table:table-cell table:formula="of:=AVERAGE([.B4:.L4])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-7000" calcext:value-type="float">
            <text:p>-70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  <table:table-cell table:formula="of:=AVERAGE([.B5:.L5])" office:value-type="float" office:value="7.5" calcext:value-type="float">
            <text:p>7,5</text:p>
          </table:table-cell>
          <table:table-cell/>
        </table:table-row>
        <table:table-row table:style-name="ro2">
          <table:table-cell office:value-type="float" office:value="-6000" calcext:value-type="float">
            <text:p>-600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formula="of:=AVERAGE([.B6:.L6])" office:value-type="float" office:value="12.5" calcext:value-type="float">
            <text:p>12,5</text:p>
          </table:table-cell>
          <table:table-cell/>
        </table:table-row>
        <table:table-row table:style-name="ro2">
          <table:table-cell office:value-type="float" office:value="-5000" calcext:value-type="float">
            <text:p>-500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5–20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AVERAGE([.B7:.L7])" office:value-type="float" office:value="13.75" calcext:value-type="float">
            <text:p>13,75</text:p>
          </table:table-cell>
          <table:table-cell/>
        </table:table-row>
        <table:table-row table:style-name="ro2">
          <table:table-cell office:value-type="float" office:value="-4000" calcext:value-type="float">
            <text:p>-4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AVERAGE([.B8:.L8])" office:value-type="float" office:value="23" calcext:value-type="float">
            <text:p>23</text:p>
          </table:table-cell>
          <table:table-cell/>
        </table:table-row>
        <table:table-row table:style-name="ro2">
          <table:table-cell office:value-type="float" office:value="-3000" calcext:value-type="float">
            <text:p>-3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AVERAGE([.B9:.L9])" office:value-type="float" office:value="43.25" calcext:value-type="float">
            <text:p>43,25</text:p>
          </table:table-cell>
          <table:table-cell/>
        </table:table-row>
        <table:table-row table:style-name="ro2">
          <table:table-cell office:value-type="float" office:value="-2000" calcext:value-type="float">
            <text:p>-200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AVERAGE([.B10:.L10])"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-1000" calcext:value-type="float">
            <text:p>-1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AVERAGE([.B11:.L11])" office:value-type="float" office:value="78.75" calcext:value-type="float">
            <text:p>78,75</text:p>
          </table:table-cell>
          <table:table-cell/>
        </table:table-row>
        <table:table-row table:style-name="ro2">
          <table:table-cell office:value-type="float" office:value="-500" calcext:value-type="float">
            <text:p>-500</text:p>
          </table:table-cell>
          <table:table-cell office:value-type="float" office:value="150" calcext:value-type="float">
            <text:p>150</text:p>
          </table:table-cell>
          <table:table-cell table:number-columns-repeated="10"/>
          <table:table-cell table:formula="of:=AVERAGE([.B12:.L12])"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float" office:value="-200" calcext:value-type="float">
            <text:p>-200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AVERAGE([.B13:.L13])" office:value-type="float" office:value="175.666666666667" calcext:value-type="float">
            <text:p>175,66666666666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31" calcext:value-type="float">
            <text:p>231</text:p>
          </table:table-cell>
          <table:table-cell office:value-type="float" office:value="188" calcext:value-type="float">
            <text:p>188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70–330 </text:p>
          </table:table-cell>
          <table:table-cell office:value-type="float" office:value="256" calcext:value-type="float">
            <text:p>256</text:p>
          </table:table-cell>
          <table:table-cell office:value-type="float" office:value="170" calcext:value-type="float">
            <text:p>170</text:p>
          </table:table-cell>
          <table:table-cell table:formula="of:=AVERAGE([.B14:.L14])"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7"/>
          <table:table-cell table:formula="of:=AVERAGE([.B15:.L15])" office:value-type="float" office:value="195" calcext:value-type="float">
            <text:p>195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2" calcext:value-type="float">
            <text:p>20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formula="of:=AVERAGE([.B16:.L16])" office:value-type="float" office:value="209.5" calcext:value-type="float">
            <text:p>209,5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7"/>
          <table:table-cell table:formula="of:=AVERAGE([.B17:.L17])" office:value-type="float" office:value="205" calcext:value-type="float">
            <text:p>205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9"/>
          <table:table-cell office:value-type="float" office:value="254" calcext:value-type="float">
            <text:p>254</text:p>
          </table:table-cell>
          <table:table-cell/>
          <table:table-cell table:formula="of:=AVERAGE([.B18:.L18])" office:value-type="float" office:value="254" calcext:value-type="float">
            <text:p>254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formula="of:=AVERAGE([.B19:.L19])" office:value-type="float" office:value="198.75" calcext:value-type="float">
            <text:p>198,75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table:formula="of:=AVERAGE([.B20:.L20])" office:value-type="float" office:value="215.2" calcext:value-type="float">
            <text:p>215,2</text:p>
          </table:table-cell>
          <table:table-cell/>
        </table:table-row>
        <table:table-row table:style-name="ro2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200" calcext:value-type="float">
            <text:p>200</text:p>
          </table:table-cell>
          <table:table-cell table:formula="of:=AVERAGE([.B21:.L21])" office:value-type="float" office:value="211.2" calcext:value-type="float">
            <text:p>211,2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207" calcext:value-type="float">
            <text:p>207</text:p>
          </table:table-cell>
          <table:table-cell table:formula="of:=AVERAGE([.B22:.L22])" office:value-type="float" office:value="212.5" calcext:value-type="float">
            <text:p>212,5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table:formula="of:=AVERAGE([.B23:.L23])" office:value-type="float" office:value="233.8" calcext:value-type="float">
            <text:p>233,8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226" calcext:value-type="float">
            <text:p>226</text:p>
          </table:table-cell>
          <table:table-cell table:formula="of:=AVERAGE([.B24:.L24])" office:value-type="float" office:value="240.25" calcext:value-type="float">
            <text:p>240,25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  <table:table-cell office:value-type="float" office:value="267" calcext:value-type="float">
            <text:p>267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275–345 </text:p>
          </table:table-cell>
          <table:table-cell office:value-type="float" office:value="280" calcext:value-type="float">
            <text:p>280</text:p>
          </table:table-cell>
          <table:table-cell office:value-type="float" office:value="254" calcext:value-type="float">
            <text:p>254</text:p>
          </table:table-cell>
          <table:table-cell table:formula="of:=AVERAGE([.B25:.L25])" office:value-type="float" office:value="290.625" calcext:value-type="float">
            <text:p>290,625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01" calcext:value-type="float">
            <text:p>301</text:p>
          </table:table-cell>
          <table:table-cell table:formula="of:=AVERAGE([.B26:.L26])" office:value-type="float" office:value="345" calcext:value-type="float">
            <text:p>34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table:formula="of:=AVERAGE([.B27:.L27])" office:value-type="float" office:value="406.166666666667" calcext:value-type="float">
            <text:p>406,166666666667</text:p>
          </table:table-cell>
          <table:table-cell/>
        </table:table-row>
        <table:table-row table:style-name="ro2">
          <table:table-cell office:value-type="float" office:value="1250" calcext:value-type="float">
            <text:p>1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table:formula="of:=AVERAGE([.B28:.L28])" office:value-type="float" office:value="410.666666666667" calcext:value-type="float">
            <text:p>410,666666666667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00" calcext:value-type="float">
            <text:p>300</text:p>
          </table:table-cell>
          <table:table-cell office:value-type="float" office:value="432" calcext:value-type="float">
            <text:p>432</text:p>
          </table:table-cell>
          <table:table-cell office:value-type="float" office:value="360" calcext:value-type="float">
            <text:p>36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table:formula="of:=AVERAGE([.B29:.L29])" office:value-type="float" office:value="402.285714285714" calcext:value-type="float">
            <text:p>402,285714285714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table:number-columns-repeated="5"/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378" calcext:value-type="float">
            <text:p>378</text:p>
          </table:table-cell>
          <table:table-cell office:value-type="float" office:value="443" calcext:value-type="float">
            <text:p>443</text:p>
          </table:table-cell>
          <table:table-cell table:formula="of:=AVERAGE([.B30:.L30])" office:value-type="float" office:value="421.333333333333" calcext:value-type="float">
            <text:p>421,333333333333</text:p>
          </table:table-cell>
          <table:table-cell/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74" calcext:value-type="float">
            <text:p>374</text:p>
          </table:table-cell>
          <table:table-cell table:formula="of:=AVERAGE([.B31:.L31])" office:value-type="float" office:value="397.6" calcext:value-type="float">
            <text:p>397,6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38" calcext:value-type="float">
            <text:p>438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string" calcext:value-type="string">
            <text:p>440–540 </text:p>
          </table:table-cell>
          <table:table-cell office:value-type="float" office:value="427" calcext:value-type="float">
            <text:p>427</text:p>
          </table:table-cell>
          <table:table-cell office:value-type="float" office:value="460" calcext:value-type="float">
            <text:p>460</text:p>
          </table:table-cell>
          <table:table-cell table:formula="of:=AVERAGE([.B32:.L32])" office:value-type="float" office:value="471.375" calcext:value-type="float">
            <text:p>471,375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579" calcext:value-type="float">
            <text:p>579</text:p>
          </table:table-cell>
          <table:table-cell table:formula="of:=AVERAGE([.B33:.L33])" office:value-type="float" office:value="558.714285714286" calcext:value-type="float">
            <text:p>558,714285714286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(&lt;700)[14] </text:p>
          </table:table-cell>
          <table:table-cell table:number-columns-repeated="5"/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79" calcext:value-type="float">
            <text:p>579</text:p>
          </table:table-cell>
          <table:table-cell table:formula="of:=AVERAGE([.B34:.L34])" office:value-type="float" office:value="535" calcext:value-type="float">
            <text:p>535</text:p>
          </table:table-cell>
          <table:table-cell/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03" calcext:value-type="float">
            <text:p>603</text:p>
          </table:table-cell>
          <table:table-cell office:value-type="float" office:value="1000" calcext:value-type="float">
            <text:p>1000</text:p>
          </table:table-cell>
          <table:table-cell office:value-type="float" office:value="1079" calcext:value-type="float">
            <text:p>1079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AVERAGE([.B35:.L35])" office:value-type="float" office:value="932.75" calcext:value-type="float">
            <text:p>932,75</text:p>
          </table:table-cell>
          <table:table-cell/>
        </table:table-row>
        <table:table-row table:style-name="ro2">
          <table:table-cell office:value-type="float" office:value="1750" calcext:value-type="float">
            <text:p>1750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formula="of:=AVERAGE([.B36:.L36])" office:value-type="float" office:value="768.75" calcext:value-type="float">
            <text:p>768,75</text:p>
          </table:table-cell>
          <table:table-cell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985" calcext:value-type="float">
            <text:p>985</text:p>
          </table:table-cell>
          <table:table-cell table:formula="of:=AVERAGE([.B37:.L37])" office:value-type="float" office:value="958.666666666667" calcext:value-type="float">
            <text:p>958,666666666667</text:p>
          </table:table-cell>
          <table:table-cell/>
        </table:table-row>
        <table:table-row table:style-name="ro2">
          <table:table-cell office:value-type="float" office:value="1820" calcext:value-type="float">
            <text:p>1820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table:number-columns-repeated="7"/>
          <table:table-cell office:value-type="float" office:value="1093" calcext:value-type="float">
            <text:p>1093</text:p>
          </table:table-cell>
          <table:table-cell table:formula="of:=AVERAGE([.B38:.L38])" office:value-type="float" office:value="1067.5" calcext:value-type="float">
            <text:p>1067,5</text:p>
          </table:table-cell>
          <table:table-cell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265" calcext:value-type="float">
            <text:p>1265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float" office:value="1263" calcext:value-type="float">
            <text:p>1263</text:p>
          </table:table-cell>
          <table:table-cell/>
          <table:table-cell office:value-type="float" office:value="1241" calcext:value-type="float">
            <text:p>1241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2"/>
          <table:table-cell office:value-type="float" office:value="1278" calcext:value-type="float">
            <text:p>1278</text:p>
          </table:table-cell>
          <table:table-cell table:formula="of:=AVERAGE([.B39:.L39])" office:value-type="float" office:value="1244.14285714286" calcext:value-type="float">
            <text:p>1244,14285714286</text:p>
          </table:table-cell>
          <table:table-cell/>
        </table:table-row>
        <table:table-row table:style-name="ro2">
          <table:table-cell office:value-type="float" office:value="1870" calcext:value-type="float">
            <text:p>1870</text:p>
          </table:table-cell>
          <table:table-cell table:number-columns-repeated="2"/>
          <table:table-cell office:value-type="float" office:value="1276" calcext:value-type="float">
            <text:p>1276</text:p>
          </table:table-cell>
          <table:table-cell table:number-columns-repeated="7"/>
          <table:table-cell office:value-type="float" office:value="1347" calcext:value-type="float">
            <text:p>1347</text:p>
          </table:table-cell>
          <table:table-cell table:formula="of:=AVERAGE([.B40:.L40])" office:value-type="float" office:value="1311.5" calcext:value-type="float">
            <text:p>1311,5</text:p>
          </table:table-cell>
          <table:table-cell/>
        </table:table-row>
        <table:table-row table:style-name="ro2">
          <table:table-cell office:value-type="float" office:value="1875" calcext:value-type="float">
            <text:p>1875</text:p>
          </table:table-cell>
          <table:table-cell table:number-columns-repeated="6"/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table:formula="of:=AVERAGE([.B41:.L41])" office:value-type="float" office:value="1354" calcext:value-type="float">
            <text:p>1354</text:p>
          </table:table-cell>
          <table:table-cell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656" calcext:value-type="float">
            <text:p>1656</text:p>
          </table:table-cell>
          <table:table-cell office:value-type="float" office:value="1650" calcext:value-type="float">
            <text:p>1650</text:p>
          </table:table-cell>
          <table:table-cell office:value-type="float" office:value="1563" calcext:value-type="float">
            <text:p>1563</text:p>
          </table:table-cell>
          <table:table-cell office:value-type="float" office:value="1654" calcext:value-type="float">
            <text:p>1654</text:p>
          </table:table-cell>
          <table:table-cell office:value-type="float" office:value="1600" calcext:value-type="float">
            <text:p>1600</text:p>
          </table:table-cell>
          <table:table-cell office:value-type="float" office:value="1633" calcext:value-type="float">
            <text:p>1633</text:p>
          </table:table-cell>
          <table:table-cell office:value-type="float" office:value="1625" calcext:value-type="float">
            <text:p>1625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650–1710 </text:p>
          </table:table-cell>
          <table:table-cell office:value-type="float" office:value="1668" calcext:value-type="float">
            <text:p>1668</text:p>
          </table:table-cell>
          <table:table-cell office:value-type="float" office:value="1645" calcext:value-type="float">
            <text:p>1645</text:p>
          </table:table-cell>
          <table:table-cell table:formula="of:=AVERAGE([.B42:.L42])" office:value-type="float" office:value="1629.4" calcext:value-type="float">
            <text:p>1629,4</text:p>
          </table:table-cell>
          <table:table-cell/>
        </table:table-row>
        <table:table-row table:style-name="ro2">
          <table:table-cell office:value-type="float" office:value="1910" calcext:value-type="float">
            <text:p>1910</text:p>
          </table:table-cell>
          <table:table-cell/>
          <table:table-cell office:value-type="float" office:value="1750" calcext:value-type="float">
            <text:p>1750</text:p>
          </table:table-cell>
          <table:table-cell/>
          <table:table-cell office:value-type="float" office:value="1777" calcext:value-type="float">
            <text:p>1777</text:p>
          </table:table-cell>
          <table:table-cell table:number-columns-repeated="6"/>
          <table:table-cell office:value-type="float" office:value="1790" calcext:value-type="float">
            <text:p>1790</text:p>
          </table:table-cell>
          <table:table-cell table:formula="of:=AVERAGE([.B43:.L43])" office:value-type="float" office:value="1772.33333333333" calcext:value-type="float">
            <text:p>1772,33333333333</text:p>
          </table:table-cell>
          <table:table-cell/>
        </table:table-row>
        <table:table-row table:style-name="ro2">
          <table:table-cell office:value-type="float" office:value="1913" calcext:value-type="float">
            <text:p>1913</text:p>
          </table:table-cell>
          <table:table-cell table:number-columns-repeated="2"/>
          <table:table-cell office:value-type="float" office:value="1793" calcext:value-type="float">
            <text:p>1793</text:p>
          </table:table-cell>
          <table:table-cell table:number-columns-repeated="7"/>
          <table:table-cell office:value-type="float" office:value="1829" calcext:value-type="float">
            <text:p>1829</text:p>
          </table:table-cell>
          <table:table-cell table:formula="of:=AVERAGE([.B44:.L44])" office:value-type="float" office:value="1811" calcext:value-type="float">
            <text:p>1811</text:p>
          </table:table-cell>
          <table:table-cell/>
        </table:table-row>
        <table:table-row table:style-name="ro2">
          <table:table-cell office:value-type="float" office:value="1920" calcext:value-type="float">
            <text:p>1920</text:p>
          </table:table-cell>
          <table:table-cell/>
          <table:table-cell office:value-type="float" office:value="1860" calcext:value-type="float">
            <text:p>1860</text:p>
          </table:table-cell>
          <table:table-cell office:value-type="float" office:value="1863" calcext:value-type="float">
            <text:p>1863</text:p>
          </table:table-cell>
          <table:table-cell office:value-type="float" office:value="1912" calcext:value-type="float">
            <text:p>1912</text:p>
          </table:table-cell>
          <table:table-cell table:number-columns-repeated="5"/>
          <table:table-cell office:value-type="float" office:value="1968" calcext:value-type="float">
            <text:p>1968</text:p>
          </table:table-cell>
          <table:table-cell office:value-type="float" office:value="1924" calcext:value-type="float">
            <text:p>1924</text:p>
          </table:table-cell>
          <table:table-cell table:formula="of:=AVERAGE([.B45:.L45])" office:value-type="float" office:value="1905.4" calcext:value-type="float">
            <text:p>1905,4</text:p>
          </table:table-cell>
          <table:table-cell/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2000" calcext:value-type="float">
            <text:p>20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2007" calcext:value-type="float">
            <text:p>2007</text:p>
          </table:table-cell>
          <table:table-cell table:formula="of:=AVERAGE([.B46:.L46])" office:value-type="float" office:value="2002.33333333333" calcext:value-type="float">
            <text:p>2002,33333333333</text:p>
          </table:table-cell>
          <table:table-cell/>
        </table:table-row>
        <table:table-row table:style-name="ro2">
          <table:table-cell office:value-type="float" office:value="1930" calcext:value-type="float">
            <text:p>1930</text:p>
          </table:table-cell>
          <table:table-cell/>
          <table:table-cell office:value-type="float" office:value="2070" calcext:value-type="float">
            <text:p>2070</text:p>
          </table:table-cell>
          <table:table-cell/>
          <table:table-cell office:value-type="float" office:value="2092" calcext:value-type="float">
            <text:p>2092</text:p>
          </table:table-cell>
          <table:table-cell table:number-columns-repeated="5"/>
          <table:table-cell office:value-type="float" office:value="2145" calcext:value-type="float">
            <text:p>2145</text:p>
          </table:table-cell>
          <table:table-cell office:value-type="float" office:value="2100" calcext:value-type="float">
            <text:p>2100</text:p>
          </table:table-cell>
          <table:table-cell table:formula="of:=AVERAGE([.B47:.L47])" office:value-type="float" office:value="2101.75" calcext:value-type="float">
            <text:p>2101,75</text:p>
          </table:table-cell>
          <table:table-cell/>
        </table:table-row>
        <table:table-row table:style-name="ro2">
          <table:table-cell office:value-type="float" office:value="1940" calcext:value-type="float">
            <text:p>194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299" calcext:value-type="float">
            <text:p>2299</text:p>
          </table:table-cell>
          <table:table-cell office:value-type="float" office:value="2307" calcext:value-type="float">
            <text:p>2307</text:p>
          </table:table-cell>
          <table:table-cell table:number-columns-repeated="5"/>
          <table:table-cell office:value-type="float" office:value="2340" calcext:value-type="float">
            <text:p>2340</text:p>
          </table:table-cell>
          <table:table-cell office:value-type="float" office:value="2324" calcext:value-type="float">
            <text:p>2324</text:p>
          </table:table-cell>
          <table:table-cell table:formula="of:=AVERAGE([.B48:.L48])" office:value-type="float" office:value="2314" calcext:value-type="float">
            <text:p>2314</text:p>
          </table:table-cell>
          <table:table-cell/>
        </table:table-row>
        <table:table-row table:style-name="ro2">
          <table:table-cell table:number-columns-repeated="14"/>
        </table:table-row>
        <table:table-row table:style-name="ro3">
          <table:table-cell table:style-name="ce1" office:value-type="string" calcext:value-type="string">
            <text:p>Year </text:p>
          </table:table-cell>
          <table:table-cell table:style-name="ce1" office:value-type="string" calcext:value-type="string">
            <text:p><text:a xlink:href="https://en.wikipedia.org/wiki/United_States_Census_Bureau" xlink:type="simple">United States Census Bureau</text:a> </text:p>
            <text:p>(2017)<text:a xlink:href="https://en.wikipedia.org/wiki/Estimates_of_historical_world_population#cite_note-census.gov-29" xlink:type="simple">[29]</text:a> </text:p>
          </table:table-cell>
          <table:table-cell table:style-name="ce1" office:value-type="string" calcext:value-type="string">
            <text:p><text:a xlink:href="https://en.wikipedia.org/wiki/Population_Reference_Bureau" xlink:type="simple">Population Reference Bureau</text:a> </text:p>
            <text:p>(1973–2016)<text:a xlink:href="https://en.wikipedia.org/wiki/Estimates_of_historical_world_population#cite_note-Population_Reference_Bureau-15" xlink:type="simple">[15]</text:a> </text:p>
          </table:table-cell>
          <table:table-cell table:style-name="ce1" office:value-type="string" calcext:value-type="string">
            <text:p><text:a xlink:href="https://en.wikipedia.org/wiki/United_Nations_Department_of_Economic_and_Social_Affairs" xlink:type="simple">United Nations Department of Economic and Social Affairs</text:a> </text:p>
            <text:p>(2015)<text:a xlink:href="https://en.wikipedia.org/wiki/Estimates_of_historical_world_population#cite_note-The_World_at_Six_Billion,_1999-16" xlink:type="simple">[16]</text:a> </text:p>
          </table:table-cell>
          <table:table-cell table:style-name="ce1" office:value-type="string" calcext:value-type="string">
            <text:p><text:a xlink:href="https://en.wikipedia.org/wiki/Angus_Maddison" xlink:type="simple">Maddison</text:a> </text:p>
            <text:p>(2008)<text:a xlink:href="https://en.wikipedia.org/wiki/Estimates_of_historical_world_population#cite_note-www.ggdc.net/maddison/Historical_Statistics-17" xlink:type="simple">[17]</text:a> </text:p>
          </table:table-cell>
          <table:table-cell table:style-name="ce1" office:value-type="string" calcext:value-type="string">
            <text:p>HYDE </text:p>
            <text:p>(2007)<text:a xlink:href="https://en.wikipedia.org/wiki/Estimates_of_historical_world_population#cite_note-mnp.nl-25" xlink:type="simple">[25]</text:a> </text:p>
          </table:table-cell>
          <table:table-cell table:style-name="ce1" office:value-type="string" calcext:value-type="string">
            <text:p><text:a xlink:href="https://en.wikipedia.org/wiki/John_Tanton" xlink:type="simple">Tanton</text:a> </text:p>
            <text:p>(1994)<text:a xlink:href="https://en.wikipedia.org/wiki/Estimates_of_historical_world_population#cite_note-thesocialcontract.com-19" xlink:type="simple">[19]</text:a> </text:p>
          </table:table-cell>
          <table:table-cell table:style-name="ce1" office:value-type="string" calcext:value-type="string">
            <text:p>Biraben </text:p>
            <text:p>(1980)<text:a xlink:href="https://en.wikipedia.org/wiki/Estimates_of_historical_world_population#cite_note-French_1980,_pp._1-20" xlink:type="simple">[20]</text:a> </text:p>
          </table:table-cell>
          <table:table-cell table:style-name="ce1" office:value-type="string" calcext:value-type="string">
            <text:p><text:a xlink:href="https://en.wikipedia.org/wiki/Colin_McEvedy" xlink:type="simple">McEvedy</text:a> &amp; </text:p>
            <text:p>Jones (1978)<text:a xlink:href="https://en.wikipedia.org/wiki/Estimates_of_historical_world_population#cite_note-Richard_Jones_1978-21" xlink:type="simple">[21]</text:a> </text:p>
          </table:table-cell>
          <table:table-cell table:style-name="ce1" office:value-type="string" calcext:value-type="string">
            <text:p>Thomlinson </text:p>
            <text:p>(1975)<text:a xlink:href="https://en.wikipedia.org/wiki/Estimates_of_historical_world_population#cite_note-ReferenceA-22" xlink:type="simple">[22]</text:a> </text:p>
          </table:table-cell>
          <table:table-cell table:style-name="ce1" office:value-type="string" calcext:value-type="string">
            <text:p>Durand </text:p>
            <text:p>(1974)<text:a xlink:href="https://en.wikipedia.org/wiki/Estimates_of_historical_world_population#cite_note-John_D._Durand_1974-23" xlink:type="simple">[23]</text:a> </text:p>
          </table:table-cell>
          <table:table-cell table:style-name="ce1" office:value-type="string" calcext:value-type="string">
            <text:p><text:a xlink:href="https://en.wikipedia.org/wiki/Colin_Clark_(economist)" xlink:type="simple">Clark</text:a> </text:p>
          </table:table-cell>
          <table:table-cell office:value-type="string" calcext:value-type="string">
            <text:p>average in M</text:p>
          </table:table-cell>
          <table:table-cell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557628654" calcext:value-type="float">
            <text:p>2557628654</text:p>
          </table:table-cell>
          <table:table-cell office:value-type="float" office:value="2516000000" calcext:value-type="float">
            <text:p>2516000000</text:p>
          </table:table-cell>
          <table:table-cell office:value-type="float" office:value="2525149000" calcext:value-type="float">
            <text:p>2525149000</text:p>
          </table:table-cell>
          <table:table-cell office:value-type="float" office:value="2544000000" calcext:value-type="float">
            <text:p>2544000000</text:p>
          </table:table-cell>
          <table:table-cell office:value-type="float" office:value="2527960000" calcext:value-type="float">
            <text:p>2527960000</text:p>
          </table:table-cell>
          <table:table-cell office:value-type="float" office:value="2400000000" calcext:value-type="float">
            <text:p>2400000000</text:p>
          </table:table-cell>
          <table:table-cell office:value-type="float" office:value="2527000000" calcext:value-type="float">
            <text:p>2527000000</text:p>
          </table:table-cell>
          <table:table-cell office:value-type="float" office:value="2500000000" calcext:value-type="float">
            <text:p>2500000000</text:p>
          </table:table-cell>
          <table:table-cell office:value-type="float" office:value="2400000000" calcext:value-type="float">
            <text:p>2400000000</text:p>
          </table:table-cell>
          <table:table-cell/>
          <table:table-cell office:value-type="float" office:value="2486000000" calcext:value-type="float">
            <text:p>2486000000</text:p>
          </table:table-cell>
          <table:table-cell table:formula="of:=AVERAGE([.B51:.L51])/1000000" office:value-type="float" office:value="2498.3737654" calcext:value-type="float">
            <text:p>2498,3737654</text:p>
          </table:table-cell>
          <table:table-cell/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2594939877" calcext:value-type="float">
            <text:p>2594939877</text:p>
          </table:table-cell>
          <table:table-cell/>
          <table:table-cell office:value-type="float" office:value="2572850917" calcext:value-type="float">
            <text:p>2572850917</text:p>
          </table:table-cell>
          <table:table-cell office:value-type="float" office:value="2571663000" calcext:value-type="float">
            <text:p>2571663000</text:p>
          </table:table-cell>
          <table:table-cell table:number-columns-repeated="7"/>
          <table:table-cell table:formula="of:=AVERAGE([.B52:.L52])/1000000" office:value-type="float" office:value="2579.81793133333" calcext:value-type="float">
            <text:p>2579,81793133333</text:p>
          </table:table-cell>
          <table:table-cell/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2636772306" calcext:value-type="float">
            <text:p>2636772306</text:p>
          </table:table-cell>
          <table:table-cell/>
          <table:table-cell office:value-type="float" office:value="2619292068" calcext:value-type="float">
            <text:p>2619292068</text:p>
          </table:table-cell>
          <table:table-cell office:value-type="float" office:value="2617949000" calcext:value-type="float">
            <text:p>2617949000</text:p>
          </table:table-cell>
          <table:table-cell table:number-columns-repeated="7"/>
          <table:table-cell table:formula="of:=AVERAGE([.B53:.L53])/1000000" office:value-type="float" office:value="2624.67112466667" calcext:value-type="float">
            <text:p>2624,67112466667</text:p>
          </table:table-cell>
          <table:table-cell/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2682053389" calcext:value-type="float">
            <text:p>2682053389</text:p>
          </table:table-cell>
          <table:table-cell/>
          <table:table-cell office:value-type="float" office:value="2665865392" calcext:value-type="float">
            <text:p>2665865392</text:p>
          </table:table-cell>
          <table:table-cell office:value-type="float" office:value="2665959000" calcext:value-type="float">
            <text:p>2665959000</text:p>
          </table:table-cell>
          <table:table-cell table:number-columns-repeated="7"/>
          <table:table-cell table:formula="of:=AVERAGE([.B54:.L54])/1000000" office:value-type="float" office:value="2671.29259366667" calcext:value-type="float">
            <text:p>2671,29259366667</text:p>
          </table:table-cell>
          <table:table-cell/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2730228104" calcext:value-type="float">
            <text:p>2730228104</text:p>
          </table:table-cell>
          <table:table-cell/>
          <table:table-cell office:value-type="float" office:value="2713172027" calcext:value-type="float">
            <text:p>2713172027</text:p>
          </table:table-cell>
          <table:table-cell office:value-type="float" office:value="2716927000" calcext:value-type="float">
            <text:p>2716927000</text:p>
          </table:table-cell>
          <table:table-cell table:number-columns-repeated="7"/>
          <table:table-cell table:formula="of:=AVERAGE([.B55:.L55])/1000000" office:value-type="float" office:value="2720.10904366667" calcext:value-type="float">
            <text:p>2720,10904366667</text:p>
          </table:table-cell>
          <table:table-cell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2782098943" calcext:value-type="float">
            <text:p>2782098943</text:p>
          </table:table-cell>
          <table:table-cell/>
          <table:table-cell office:value-type="float" office:value="2761650981" calcext:value-type="float">
            <text:p>2761650981</text:p>
          </table:table-cell>
          <table:table-cell office:value-type="float" office:value="2769074000" calcext:value-type="float">
            <text:p>2769074000</text:p>
          </table:table-cell>
          <table:table-cell table:number-columns-repeated="7"/>
          <table:table-cell table:formula="of:=AVERAGE([.B56:.L56])/1000000" office:value-type="float" office:value="2770.941308" calcext:value-type="float">
            <text:p>2770,941308</text:p>
          </table:table-cell>
          <table:table-cell/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2835299673" calcext:value-type="float">
            <text:p>2835299673</text:p>
          </table:table-cell>
          <table:table-cell/>
          <table:table-cell office:value-type="float" office:value="2811572031" calcext:value-type="float">
            <text:p>2811572031</text:p>
          </table:table-cell>
          <table:table-cell office:value-type="float" office:value="2822502000" calcext:value-type="float">
            <text:p>2822502000</text:p>
          </table:table-cell>
          <table:table-cell table:number-columns-repeated="7"/>
          <table:table-cell table:formula="of:=AVERAGE([.B57:.L57])/1000000" office:value-type="float" office:value="2823.124568" calcext:value-type="float">
            <text:p>2823,124568</text:p>
          </table:table-cell>
          <table:table-cell/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2891349717" calcext:value-type="float">
            <text:p>2891349717</text:p>
          </table:table-cell>
          <table:table-cell/>
          <table:table-cell office:value-type="float" office:value="2863042795" calcext:value-type="float">
            <text:p>2863042795</text:p>
          </table:table-cell>
          <table:table-cell office:value-type="float" office:value="2879934000" calcext:value-type="float">
            <text:p>2879934000</text:p>
          </table:table-cell>
          <table:table-cell table:number-columns-repeated="7"/>
          <table:table-cell table:formula="of:=AVERAGE([.B58:.L58])/1000000" office:value-type="float" office:value="2878.10883733333" calcext:value-type="float">
            <text:p>2878,10883733333</text:p>
          </table:table-cell>
          <table:table-cell/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2948137248" calcext:value-type="float">
            <text:p>2948137248</text:p>
          </table:table-cell>
          <table:table-cell/>
          <table:table-cell office:value-type="float" office:value="2916030167" calcext:value-type="float">
            <text:p>2916030167</text:p>
          </table:table-cell>
          <table:table-cell office:value-type="float" office:value="2939254000" calcext:value-type="float">
            <text:p>2939254000</text:p>
          </table:table-cell>
          <table:table-cell table:number-columns-repeated="7"/>
          <table:table-cell table:formula="of:=AVERAGE([.B59:.L59])/1000000" office:value-type="float" office:value="2934.473805" calcext:value-type="float">
            <text:p>2934,473805</text:p>
          </table:table-cell>
          <table:table-cell/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3000716593" calcext:value-type="float">
            <text:p>3000716593</text:p>
          </table:table-cell>
          <table:table-cell/>
          <table:table-cell office:value-type="float" office:value="2970395814" calcext:value-type="float">
            <text:p>2970395814</text:p>
          </table:table-cell>
          <table:table-cell office:value-type="float" office:value="2995909000" calcext:value-type="float">
            <text:p>2995909000</text:p>
          </table:table-cell>
          <table:table-cell table:number-columns-repeated="7"/>
          <table:table-cell table:formula="of:=AVERAGE([.B60:.L60])/1000000" office:value-type="float" office:value="2989.00713566667" calcext:value-type="float">
            <text:p>2989,00713566667</text:p>
          </table:table-cell>
          <table:table-cell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3043001508" calcext:value-type="float">
            <text:p>3043001508</text:p>
          </table:table-cell>
          <table:table-cell/>
          <table:table-cell office:value-type="float" office:value="3026002942" calcext:value-type="float">
            <text:p>3026002942</text:p>
          </table:table-cell>
          <table:table-cell office:value-type="float" office:value="3041507000" calcext:value-type="float">
            <text:p>3041507000</text:p>
          </table:table-cell>
          <table:table-cell office:value-type="float" office:value="3042000000" calcext:value-type="float">
            <text:p>3042000000</text:p>
          </table:table-cell>
          <table:table-cell table:number-columns-repeated="6"/>
          <table:table-cell table:formula="of:=AVERAGE([.B61:.L61])/1000000" office:value-type="float" office:value="3038.1278625" calcext:value-type="float">
            <text:p>3038,1278625</text:p>
          </table:table-cell>
          <table:table-cell/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3083966929" calcext:value-type="float">
            <text:p>3083966929</text:p>
          </table:table-cell>
          <table:table-cell/>
          <table:table-cell office:value-type="float" office:value="3082830266" calcext:value-type="float">
            <text:p>3082830266</text:p>
          </table:table-cell>
          <table:table-cell office:value-type="float" office:value="3082161000" calcext:value-type="float">
            <text:p>3082161000</text:p>
          </table:table-cell>
          <table:table-cell table:number-columns-repeated="7"/>
          <table:table-cell table:formula="of:=AVERAGE([.B62:.L62])/1000000" office:value-type="float" office:value="3082.986065" calcext:value-type="float">
            <text:p>3082,986065</text:p>
          </table:table-cell>
          <table:table-cell/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3140093217" calcext:value-type="float">
            <text:p>3140093217</text:p>
          </table:table-cell>
          <table:table-cell/>
          <table:table-cell office:value-type="float" office:value="3141071531" calcext:value-type="float">
            <text:p>3141071531</text:p>
          </table:table-cell>
          <table:table-cell office:value-type="float" office:value="3135787000" calcext:value-type="float">
            <text:p>3135787000</text:p>
          </table:table-cell>
          <table:table-cell table:number-columns-repeated="6"/>
          <table:table-cell office:value-type="float" office:value="3036000000" calcext:value-type="float">
            <text:p>3036000000</text:p>
          </table:table-cell>
          <table:table-cell table:formula="of:=AVERAGE([.B63:.L63])/1000000" office:value-type="float" office:value="3113.237937" calcext:value-type="float">
            <text:p>3113,237937</text:p>
          </table:table-cell>
          <table:table-cell/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3209827882" calcext:value-type="float">
            <text:p>3209827882</text:p>
          </table:table-cell>
          <table:table-cell/>
          <table:table-cell office:value-type="float" office:value="3201178277" calcext:value-type="float">
            <text:p>3201178277</text:p>
          </table:table-cell>
          <table:table-cell office:value-type="float" office:value="3201354000" calcext:value-type="float">
            <text:p>3201354000</text:p>
          </table:table-cell>
          <table:table-cell table:number-columns-repeated="7"/>
          <table:table-cell table:formula="of:=AVERAGE([.B64:.L64])/1000000" office:value-type="float" office:value="3204.120053" calcext:value-type="float">
            <text:p>3204,120053</text:p>
          </table:table-cell>
          <table:table-cell/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3281201306" calcext:value-type="float">
            <text:p>3281201306</text:p>
          </table:table-cell>
          <table:table-cell/>
          <table:table-cell office:value-type="float" office:value="3263738832" calcext:value-type="float">
            <text:p>3263738832</text:p>
          </table:table-cell>
          <table:table-cell office:value-type="float" office:value="3266477000" calcext:value-type="float">
            <text:p>3266477000</text:p>
          </table:table-cell>
          <table:table-cell table:number-columns-repeated="7"/>
          <table:table-cell table:formula="of:=AVERAGE([.B65:.L65])/1000000" office:value-type="float" office:value="3270.47237933333" calcext:value-type="float">
            <text:p>3270,47237933333</text:p>
          </table:table-cell>
          <table:table-cell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350425793" calcext:value-type="float">
            <text:p>3350425793</text:p>
          </table:table-cell>
          <table:table-cell/>
          <table:table-cell office:value-type="float" office:value="3329122479" calcext:value-type="float">
            <text:p>3329122479</text:p>
          </table:table-cell>
          <table:table-cell office:value-type="float" office:value="3333138000" calcext:value-type="float">
            <text:p>3333138000</text:p>
          </table:table-cell>
          <table:table-cell table:number-columns-repeated="7"/>
          <table:table-cell table:formula="of:=AVERAGE([.B66:.L66])/1000000" office:value-type="float" office:value="3337.56209066667" calcext:value-type="float">
            <text:p>3337,56209066667</text:p>
          </table:table-cell>
          <table:table-cell/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3420677923" calcext:value-type="float">
            <text:p>3420677923</text:p>
          </table:table-cell>
          <table:table-cell/>
          <table:table-cell office:value-type="float" office:value="3397475247" calcext:value-type="float">
            <text:p>3397475247</text:p>
          </table:table-cell>
          <table:table-cell office:value-type="float" office:value="3402224000" calcext:value-type="float">
            <text:p>3402224000</text:p>
          </table:table-cell>
          <table:table-cell table:number-columns-repeated="6"/>
          <table:table-cell office:value-type="float" office:value="3288000000" calcext:value-type="float">
            <text:p>3288000000</text:p>
          </table:table-cell>
          <table:table-cell table:formula="of:=AVERAGE([.B67:.L67])/1000000" office:value-type="float" office:value="3377.0942925" calcext:value-type="float">
            <text:p>3377,0942925</text:p>
          </table:table-cell>
          <table:table-cell/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3490333715" calcext:value-type="float">
            <text:p>3490333715</text:p>
          </table:table-cell>
          <table:table-cell/>
          <table:table-cell office:value-type="float" office:value="3468521724" calcext:value-type="float">
            <text:p>3468521724</text:p>
          </table:table-cell>
          <table:table-cell office:value-type="float" office:value="3471464000" calcext:value-type="float">
            <text:p>3471464000</text:p>
          </table:table-cell>
          <table:table-cell table:number-columns-repeated="7"/>
          <table:table-cell table:formula="of:=AVERAGE([.B68:.L68])/1000000" office:value-type="float" office:value="3476.77314633333" calcext:value-type="float">
            <text:p>3476,77314633333</text:p>
          </table:table-cell>
          <table:table-cell/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3562313822" calcext:value-type="float">
            <text:p>3562313822</text:p>
          </table:table-cell>
          <table:table-cell/>
          <table:table-cell office:value-type="float" office:value="3541674891" calcext:value-type="float">
            <text:p>3541674891</text:p>
          </table:table-cell>
          <table:table-cell office:value-type="float" office:value="3543086000" calcext:value-type="float">
            <text:p>3543086000</text:p>
          </table:table-cell>
          <table:table-cell table:number-columns-repeated="7"/>
          <table:table-cell table:formula="of:=AVERAGE([.B69:.L69])/1000000" office:value-type="float" office:value="3549.02490433333" calcext:value-type="float">
            <text:p>3549,02490433333</text:p>
          </table:table-cell>
          <table:table-cell/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3637159050" calcext:value-type="float">
            <text:p>3637159050</text:p>
          </table:table-cell>
          <table:table-cell/>
          <table:table-cell office:value-type="float" office:value="3616108749" calcext:value-type="float">
            <text:p>3616108749</text:p>
          </table:table-cell>
          <table:table-cell office:value-type="float" office:value="3615743000" calcext:value-type="float">
            <text:p>3615743000</text:p>
          </table:table-cell>
          <table:table-cell table:number-columns-repeated="7"/>
          <table:table-cell table:formula="of:=AVERAGE([.B70:.L70])/1000000" office:value-type="float" office:value="3623.00359966667" calcext:value-type="float">
            <text:p>3623,00359966667</text:p>
          </table:table-cell>
          <table:table-cell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3712697742" calcext:value-type="float">
            <text:p>3712697742</text:p>
          </table:table-cell>
          <table:table-cell/>
          <table:table-cell office:value-type="float" office:value="3691172616" calcext:value-type="float">
            <text:p>3691172616</text:p>
          </table:table-cell>
          <table:table-cell office:value-type="float" office:value="3691157000" calcext:value-type="float">
            <text:p>3691157000</text:p>
          </table:table-cell>
          <table:table-cell office:value-type="float" office:value="3710000000" calcext:value-type="float">
            <text:p>3710000000</text:p>
          </table:table-cell>
          <table:table-cell/>
          <table:table-cell office:value-type="float" office:value="3637000000" calcext:value-type="float">
            <text:p>3637000000</text:p>
          </table:table-cell>
          <table:table-cell/>
          <table:table-cell office:value-type="float" office:value="3600000000" calcext:value-type="float">
            <text:p>3600000000</text:p>
          </table:table-cell>
          <table:table-cell office:value-type="string" calcext:value-type="string">
            <text:p>3600000000– 3700000000 </text:p>
          </table:table-cell>
          <table:table-cell office:value-type="float" office:value="3632000000" calcext:value-type="float">
            <text:p>3632000000</text:p>
          </table:table-cell>
          <table:table-cell table:formula="of:=AVERAGE([.B71:.L71])/1000000" office:value-type="float" office:value="3667.718194" calcext:value-type="float">
            <text:p>3667,718194</text:p>
          </table:table-cell>
          <table:table-cell/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3790326948" calcext:value-type="float">
            <text:p>3790326948</text:p>
          </table:table-cell>
          <table:table-cell/>
          <table:table-cell office:value-type="float" office:value="3766754345" calcext:value-type="float">
            <text:p>3766754345</text:p>
          </table:table-cell>
          <table:table-cell office:value-type="float" office:value="3769818000" calcext:value-type="float">
            <text:p>3769818000</text:p>
          </table:table-cell>
          <table:table-cell table:number-columns-repeated="7"/>
          <table:table-cell table:formula="of:=AVERAGE([.B72:.L72])/1000000" office:value-type="float" office:value="3775.63309766667" calcext:value-type="float">
            <text:p>3775,63309766667</text:p>
          </table:table-cell>
          <table:table-cell/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3866568653" calcext:value-type="float">
            <text:p>3866568653</text:p>
          </table:table-cell>
          <table:table-cell/>
          <table:table-cell office:value-type="float" office:value="3842873611" calcext:value-type="float">
            <text:p>3842873611</text:p>
          </table:table-cell>
          <table:table-cell office:value-type="float" office:value="3846499000" calcext:value-type="float">
            <text:p>3846499000</text:p>
          </table:table-cell>
          <table:table-cell table:number-columns-repeated="7"/>
          <table:table-cell table:formula="of:=AVERAGE([.B73:.L73])/1000000" office:value-type="float" office:value="3851.98042133333" calcext:value-type="float">
            <text:p>3851,98042133333</text:p>
          </table:table-cell>
          <table:table-cell/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3942096442" calcext:value-type="float">
            <text:p>3942096442</text:p>
          </table:table-cell>
          <table:table-cell/>
          <table:table-cell office:value-type="float" office:value="3919182332" calcext:value-type="float">
            <text:p>3919182332</text:p>
          </table:table-cell>
          <table:table-cell office:value-type="float" office:value="3922793000" calcext:value-type="float">
            <text:p>3922793000</text:p>
          </table:table-cell>
          <table:table-cell office:value-type="float" office:value="3923000000" calcext:value-type="float">
            <text:p>3923000000</text:p>
          </table:table-cell>
          <table:table-cell table:number-columns-repeated="5"/>
          <table:table-cell office:value-type="float" office:value="3860000000" calcext:value-type="float">
            <text:p>3860000000</text:p>
          </table:table-cell>
          <table:table-cell table:formula="of:=AVERAGE([.B74:.L74])/1000000" office:value-type="float" office:value="3913.4143548" calcext:value-type="float">
            <text:p>3913,4143548</text:p>
          </table:table-cell>
          <table:table-cell/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4016608813" calcext:value-type="float">
            <text:p>4016608813</text:p>
          </table:table-cell>
          <table:table-cell/>
          <table:table-cell office:value-type="float" office:value="3995304922" calcext:value-type="float">
            <text:p>3995304922</text:p>
          </table:table-cell>
          <table:table-cell office:value-type="float" office:value="3997677000" calcext:value-type="float">
            <text:p>3997677000</text:p>
          </table:table-cell>
          <table:table-cell table:number-columns-repeated="7"/>
          <table:table-cell table:formula="of:=AVERAGE([.B75:.L75])/1000000" office:value-type="float" office:value="4003.19691166667" calcext:value-type="float">
            <text:p>4003,19691166667</text:p>
          </table:table-cell>
          <table:table-cell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4089083233" calcext:value-type="float">
            <text:p>4089083233</text:p>
          </table:table-cell>
          <table:table-cell/>
          <table:table-cell office:value-type="float" office:value="4071020434" calcext:value-type="float">
            <text:p>4071020434</text:p>
          </table:table-cell>
          <table:table-cell office:value-type="float" office:value="4070671000" calcext:value-type="float">
            <text:p>4070671000</text:p>
          </table:table-cell>
          <table:table-cell table:number-columns-repeated="3"/>
          <table:table-cell office:value-type="float" office:value="3900000000" calcext:value-type="float">
            <text:p>3900000000</text:p>
          </table:table-cell>
          <table:table-cell office:value-type="float" office:value="4000000000" calcext:value-type="float">
            <text:p>4000000000</text:p>
          </table:table-cell>
          <table:table-cell table:number-columns-repeated="2"/>
          <table:table-cell table:formula="of:=AVERAGE([.B76:.L76])/1000000" office:value-type="float" office:value="4026.1549334" calcext:value-type="float">
            <text:p>4026,1549334</text:p>
          </table:table-cell>
          <table:table-cell/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4160185010" calcext:value-type="float">
            <text:p>4160185010</text:p>
          </table:table-cell>
          <table:table-cell/>
          <table:table-cell office:value-type="float" office:value="4146135850" calcext:value-type="float">
            <text:p>4146135850</text:p>
          </table:table-cell>
          <table:table-cell office:value-type="float" office:value="4141445000" calcext:value-type="float">
            <text:p>4141445000</text:p>
          </table:table-cell>
          <table:table-cell table:number-columns-repeated="7"/>
          <table:table-cell table:formula="of:=AVERAGE([.B77:.L77])/1000000" office:value-type="float" office:value="4149.25528666667" calcext:value-type="float">
            <text:p>4149,25528666667</text:p>
          </table:table-cell>
          <table:table-cell/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4232084578" calcext:value-type="float">
            <text:p>4232084578</text:p>
          </table:table-cell>
          <table:table-cell/>
          <table:table-cell office:value-type="float" office:value="4220816737" calcext:value-type="float">
            <text:p>4220816737</text:p>
          </table:table-cell>
          <table:table-cell office:value-type="float" office:value="4213539000" calcext:value-type="float">
            <text:p>4213539000</text:p>
          </table:table-cell>
          <table:table-cell table:number-columns-repeated="7"/>
          <table:table-cell table:formula="of:=AVERAGE([.B78:.L78])/1000000" office:value-type="float" office:value="4222.14677166667" calcext:value-type="float">
            <text:p>4222,14677166667</text:p>
          </table:table-cell>
          <table:table-cell/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4304105753" calcext:value-type="float">
            <text:p>4304105753</text:p>
          </table:table-cell>
          <table:table-cell/>
          <table:table-cell office:value-type="float" office:value="4295664825" calcext:value-type="float">
            <text:p>4295664825</text:p>
          </table:table-cell>
          <table:table-cell office:value-type="float" office:value="4286317000" calcext:value-type="float">
            <text:p>4286317000</text:p>
          </table:table-cell>
          <table:table-cell table:number-columns-repeated="7"/>
          <table:table-cell table:formula="of:=AVERAGE([.B79:.L79])/1000000" office:value-type="float" office:value="4295.362526" calcext:value-type="float">
            <text:p>4295,362526</text:p>
          </table:table-cell>
          <table:table-cell/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4379013942" calcext:value-type="float">
            <text:p>4379013942</text:p>
          </table:table-cell>
          <table:table-cell/>
          <table:table-cell office:value-type="float" office:value="4371527871" calcext:value-type="float">
            <text:p>4371527871</text:p>
          </table:table-cell>
          <table:table-cell office:value-type="float" office:value="4363144000" calcext:value-type="float">
            <text:p>4363144000</text:p>
          </table:table-cell>
          <table:table-cell table:number-columns-repeated="7"/>
          <table:table-cell table:formula="of:=AVERAGE([.B80:.L80])/1000000" office:value-type="float" office:value="4371.22860433333" calcext:value-type="float">
            <text:p>4371,22860433333</text:p>
          </table:table-cell>
          <table:table-cell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4451362735" calcext:value-type="float">
            <text:p>4451362735</text:p>
          </table:table-cell>
          <table:table-cell/>
          <table:table-cell office:value-type="float" office:value="4449048798" calcext:value-type="float">
            <text:p>4449048798</text:p>
          </table:table-cell>
          <table:table-cell office:value-type="float" office:value="4439529000" calcext:value-type="float">
            <text:p>4439529000</text:p>
          </table:table-cell>
          <table:table-cell office:value-type="float" office:value="4461000000" calcext:value-type="float">
            <text:p>4461000000</text:p>
          </table:table-cell>
          <table:table-cell table:number-columns-repeated="6"/>
          <table:table-cell table:formula="of:=AVERAGE([.B81:.L81])/1000000" office:value-type="float" office:value="4450.23513325" calcext:value-type="float">
            <text:p>4450,23513325</text:p>
          </table:table-cell>
          <table:table-cell/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4534410125" calcext:value-type="float">
            <text:p>4534410125</text:p>
          </table:table-cell>
          <table:table-cell/>
          <table:table-cell office:value-type="float" office:value="4528234634" calcext:value-type="float">
            <text:p>4528234634</text:p>
          </table:table-cell>
          <table:table-cell office:value-type="float" office:value="4514838000" calcext:value-type="float">
            <text:p>4514838000</text:p>
          </table:table-cell>
          <table:table-cell table:number-columns-repeated="7"/>
          <table:table-cell table:formula="of:=AVERAGE([.B82:.L82])/1000000" office:value-type="float" office:value="4525.82758633333" calcext:value-type="float">
            <text:p>4525,82758633333</text:p>
          </table:table-cell>
          <table:table-cell/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4614566561" calcext:value-type="float">
            <text:p>4614566561</text:p>
          </table:table-cell>
          <table:table-cell/>
          <table:table-cell office:value-type="float" office:value="4608962418" calcext:value-type="float">
            <text:p>4608962418</text:p>
          </table:table-cell>
          <table:table-cell office:value-type="float" office:value="4587307000" calcext:value-type="float">
            <text:p>4587307000</text:p>
          </table:table-cell>
          <table:table-cell table:number-columns-repeated="7"/>
          <table:table-cell table:formula="of:=AVERAGE([.B83:.L83])/1000000" office:value-type="float" office:value="4603.611993" calcext:value-type="float">
            <text:p>4603,611993</text:p>
          </table:table-cell>
          <table:table-cell/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4695736743" calcext:value-type="float">
            <text:p>4695736743</text:p>
          </table:table-cell>
          <table:table-cell/>
          <table:table-cell office:value-type="float" office:value="4691559840" calcext:value-type="float">
            <text:p>4691559840</text:p>
          </table:table-cell>
          <table:table-cell office:value-type="float" office:value="4676388000" calcext:value-type="float">
            <text:p>4676388000</text:p>
          </table:table-cell>
          <table:table-cell table:number-columns-repeated="7"/>
          <table:table-cell table:formula="of:=AVERAGE([.B84:.L84])/1000000" office:value-type="float" office:value="4687.894861" calcext:value-type="float">
            <text:p>4687,894861</text:p>
          </table:table-cell>
          <table:table-cell/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774569391" calcext:value-type="float">
            <text:p>4774569391</text:p>
          </table:table-cell>
          <table:table-cell/>
          <table:table-cell office:value-type="float" office:value="4776392828" calcext:value-type="float">
            <text:p>4776392828</text:p>
          </table:table-cell>
          <table:table-cell office:value-type="float" office:value="4756521000" calcext:value-type="float">
            <text:p>4756521000</text:p>
          </table:table-cell>
          <table:table-cell table:number-columns-repeated="7"/>
          <table:table-cell table:formula="of:=AVERAGE([.B85:.L85])/1000000" office:value-type="float" office:value="4769.161073" calcext:value-type="float">
            <text:p>4769,161073</text:p>
          </table:table-cell>
          <table:table-cell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4856462699" calcext:value-type="float">
            <text:p>4856462699</text:p>
          </table:table-cell>
          <table:table-cell/>
          <table:table-cell office:value-type="float" office:value="4863601517" calcext:value-type="float">
            <text:p>4863601517</text:p>
          </table:table-cell>
          <table:table-cell office:value-type="float" office:value="4837719000" calcext:value-type="float">
            <text:p>4837719000</text:p>
          </table:table-cell>
          <table:table-cell/>
          <table:table-cell office:value-type="float" office:value="5000000000" calcext:value-type="float">
            <text:p>5000000000</text:p>
          </table:table-cell>
          <table:table-cell table:number-columns-repeated="5"/>
          <table:table-cell table:formula="of:=AVERAGE([.B86:.L86])/1000000" office:value-type="float" office:value="4889.445804" calcext:value-type="float">
            <text:p>4889,445804</text:p>
          </table:table-cell>
          <table:table-cell/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4940571232" calcext:value-type="float">
            <text:p>4940571232</text:p>
          </table:table-cell>
          <table:table-cell/>
          <table:table-cell office:value-type="float" office:value="4953376710" calcext:value-type="float">
            <text:p>4953376710</text:p>
          </table:table-cell>
          <table:table-cell office:value-type="float" office:value="4920968000" calcext:value-type="float">
            <text:p>4920968000</text:p>
          </table:table-cell>
          <table:table-cell table:number-columns-repeated="7"/>
          <table:table-cell table:formula="of:=AVERAGE([.B87:.L87])/1000000" office:value-type="float" office:value="4938.305314" calcext:value-type="float">
            <text:p>4938,305314</text:p>
          </table:table-cell>
          <table:table-cell/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5027200492" calcext:value-type="float">
            <text:p>5027200492</text:p>
          </table:table-cell>
          <table:table-cell/>
          <table:table-cell office:value-type="float" office:value="5045315871" calcext:value-type="float">
            <text:p>5045315871</text:p>
          </table:table-cell>
          <table:table-cell office:value-type="float" office:value="5006672000" calcext:value-type="float">
            <text:p>5006672000</text:p>
          </table:table-cell>
          <table:table-cell table:number-columns-repeated="7"/>
          <table:table-cell table:formula="of:=AVERAGE([.B88:.L88])/1000000" office:value-type="float" office:value="5026.396121" calcext:value-type="float">
            <text:p>5026,396121</text:p>
          </table:table-cell>
          <table:table-cell/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5114557167" calcext:value-type="float">
            <text:p>5114557167</text:p>
          </table:table-cell>
          <table:table-cell/>
          <table:table-cell office:value-type="float" office:value="5138214688" calcext:value-type="float">
            <text:p>5138214688</text:p>
          </table:table-cell>
          <table:table-cell office:value-type="float" office:value="5093306000" calcext:value-type="float">
            <text:p>5093306000</text:p>
          </table:table-cell>
          <table:table-cell table:number-columns-repeated="7"/>
          <table:table-cell table:formula="of:=AVERAGE([.B89:.L89])/1000000" office:value-type="float" office:value="5115.359285" calcext:value-type="float">
            <text:p>5115,359285</text:p>
          </table:table-cell>
          <table:table-cell/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5201440110" calcext:value-type="float">
            <text:p>5201440110</text:p>
          </table:table-cell>
          <table:table-cell/>
          <table:table-cell office:value-type="float" office:value="5230000000" calcext:value-type="float">
            <text:p>5230000000</text:p>
          </table:table-cell>
          <table:table-cell office:value-type="float" office:value="5180540000" calcext:value-type="float">
            <text:p>5180540000</text:p>
          </table:table-cell>
          <table:table-cell table:number-columns-repeated="7"/>
          <table:table-cell table:formula="of:=AVERAGE([.B90:.L90])/1000000" office:value-type="float" office:value="5203.99337" calcext:value-type="float">
            <text:p>5203,99337</text:p>
          </table:table-cell>
          <table:table-cell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5288955934" calcext:value-type="float">
            <text:p>5288955934</text:p>
          </table:table-cell>
          <table:table-cell/>
          <table:table-cell office:value-type="float" office:value="5320816667" calcext:value-type="float">
            <text:p>5320816667</text:p>
          </table:table-cell>
          <table:table-cell office:value-type="float" office:value="5269029000" calcext:value-type="float">
            <text:p>5269029000</text:p>
          </table:table-cell>
          <table:table-cell office:value-type="float" office:value="5308000000" calcext:value-type="float">
            <text:p>5308000000</text:p>
          </table:table-cell>
          <table:table-cell table:number-columns-repeated="6"/>
          <table:table-cell table:formula="of:=AVERAGE([.B91:.L91])/1000000" office:value-type="float" office:value="5296.70040025" calcext:value-type="float">
            <text:p>5296,70040025</text:p>
          </table:table-cell>
          <table:table-cell/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5371585922" calcext:value-type="float">
            <text:p>5371585922</text:p>
          </table:table-cell>
          <table:table-cell/>
          <table:table-cell office:value-type="float" office:value="5408908724" calcext:value-type="float">
            <text:p>5408908724</text:p>
          </table:table-cell>
          <table:table-cell office:value-type="float" office:value="5351922000" calcext:value-type="float">
            <text:p>5351922000</text:p>
          </table:table-cell>
          <table:table-cell table:number-columns-repeated="7"/>
          <table:table-cell table:formula="of:=AVERAGE([.B92:.L92])/1000000" office:value-type="float" office:value="5377.47221533333" calcext:value-type="float">
            <text:p>5377,47221533333</text:p>
          </table:table-cell>
          <table:table-cell/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5456136278" calcext:value-type="float">
            <text:p>5456136278</text:p>
          </table:table-cell>
          <table:table-cell/>
          <table:table-cell office:value-type="float" office:value="5494899570" calcext:value-type="float">
            <text:p>5494899570</text:p>
          </table:table-cell>
          <table:table-cell office:value-type="float" office:value="5435722000" calcext:value-type="float">
            <text:p>5435722000</text:p>
          </table:table-cell>
          <table:table-cell table:number-columns-repeated="7"/>
          <table:table-cell table:formula="of:=AVERAGE([.B93:.L93])/1000000" office:value-type="float" office:value="5462.252616" calcext:value-type="float">
            <text:p>5462,252616</text:p>
          </table:table-cell>
          <table:table-cell/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5538268316" calcext:value-type="float">
            <text:p>5538268316</text:p>
          </table:table-cell>
          <table:table-cell/>
          <table:table-cell office:value-type="float" office:value="5578865109" calcext:value-type="float">
            <text:p>5578865109</text:p>
          </table:table-cell>
          <table:table-cell office:value-type="float" office:value="5518127000" calcext:value-type="float">
            <text:p>5518127000</text:p>
          </table:table-cell>
          <table:table-cell table:number-columns-repeated="7"/>
          <table:table-cell table:formula="of:=AVERAGE([.B94:.L94])/1000000" office:value-type="float" office:value="5545.08680833333" calcext:value-type="float">
            <text:p>5545,08680833333</text:p>
          </table:table-cell>
          <table:table-cell/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5618682132" calcext:value-type="float">
            <text:p>5618682132</text:p>
          </table:table-cell>
          <table:table-cell/>
          <table:table-cell office:value-type="float" office:value="5661086346" calcext:value-type="float">
            <text:p>5661086346</text:p>
          </table:table-cell>
          <table:table-cell office:value-type="float" office:value="5599396000" calcext:value-type="float">
            <text:p>5599396000</text:p>
          </table:table-cell>
          <table:table-cell table:number-columns-repeated="7"/>
          <table:table-cell table:formula="of:=AVERAGE([.B95:.L95])/1000000" office:value-type="float" office:value="5626.38815933333" calcext:value-type="float">
            <text:p>5626,38815933333</text:p>
          </table:table-cell>
          <table:table-cell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699202985" calcext:value-type="float">
            <text:p>5699202985</text:p>
          </table:table-cell>
          <table:table-cell office:value-type="float" office:value="5760000000" calcext:value-type="float">
            <text:p>5760000000</text:p>
          </table:table-cell>
          <table:table-cell office:value-type="float" office:value="5741822412" calcext:value-type="float">
            <text:p>5741822412</text:p>
          </table:table-cell>
          <table:table-cell office:value-type="float" office:value="5681575000" calcext:value-type="float">
            <text:p>5681575000</text:p>
          </table:table-cell>
          <table:table-cell table:number-columns-repeated="7"/>
          <table:table-cell table:formula="of:=AVERAGE([.B96:.L96])/1000000" office:value-type="float" office:value="5720.65009925" calcext:value-type="float">
            <text:p>5720,65009925</text:p>
          </table:table-cell>
          <table:table-cell/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779440593" calcext:value-type="float">
            <text:p>5779440593</text:p>
          </table:table-cell>
          <table:table-cell/>
          <table:table-cell office:value-type="float" office:value="5821016750" calcext:value-type="float">
            <text:p>5821016750</text:p>
          </table:table-cell>
          <table:table-cell office:value-type="float" office:value="5762212000" calcext:value-type="float">
            <text:p>5762212000</text:p>
          </table:table-cell>
          <table:table-cell table:number-columns-repeated="7"/>
          <table:table-cell table:formula="of:=AVERAGE([.B97:.L97])/1000000" office:value-type="float" office:value="5787.55644766667" calcext:value-type="float">
            <text:p>5787,55644766667</text:p>
          </table:table-cell>
          <table:table-cell/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857972543" calcext:value-type="float">
            <text:p>5857972543</text:p>
          </table:table-cell>
          <table:table-cell office:value-type="float" office:value="5840000000" calcext:value-type="float">
            <text:p>5840000000</text:p>
          </table:table-cell>
          <table:table-cell office:value-type="float" office:value="5898688337" calcext:value-type="float">
            <text:p>5898688337</text:p>
          </table:table-cell>
          <table:table-cell office:value-type="float" office:value="5842122000" calcext:value-type="float">
            <text:p>5842122000</text:p>
          </table:table-cell>
          <table:table-cell table:number-columns-repeated="7"/>
          <table:table-cell table:formula="of:=AVERAGE([.B98:.L98])/1000000" office:value-type="float" office:value="5859.69572" calcext:value-type="float">
            <text:p>5859,69572</text:p>
          </table:table-cell>
          <table:table-cell/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5935213248" calcext:value-type="float">
            <text:p>5935213248</text:p>
          </table:table-cell>
          <table:table-cell/>
          <table:table-cell office:value-type="float" office:value="5975303657" calcext:value-type="float">
            <text:p>5975303657</text:p>
          </table:table-cell>
          <table:table-cell office:value-type="float" office:value="5921366000" calcext:value-type="float">
            <text:p>5921366000</text:p>
          </table:table-cell>
          <table:table-cell table:number-columns-repeated="7"/>
          <table:table-cell table:formula="of:=AVERAGE([.B99:.L99])/1000000" office:value-type="float" office:value="5943.96096833333" calcext:value-type="float">
            <text:p>5943,96096833333</text:p>
          </table:table-cell>
          <table:table-cell/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6012074922" calcext:value-type="float">
            <text:p>6012074922</text:p>
          </table:table-cell>
          <table:table-cell/>
          <table:table-cell office:value-type="float" office:value="6051478010" calcext:value-type="float">
            <text:p>6051478010</text:p>
          </table:table-cell>
          <table:table-cell office:value-type="float" office:value="5999622000" calcext:value-type="float">
            <text:p>5999622000</text:p>
          </table:table-cell>
          <table:table-cell table:number-columns-repeated="7"/>
          <table:table-cell table:formula="of:=AVERAGE([.B100:.L100])/1000000" office:value-type="float" office:value="6021.05831066667" calcext:value-type="float">
            <text:p>6021,05831066667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088571383" calcext:value-type="float">
            <text:p>6088571383</text:p>
          </table:table-cell>
          <table:table-cell office:value-type="float" office:value="6067000000" calcext:value-type="float">
            <text:p>6067000000</text:p>
          </table:table-cell>
          <table:table-cell office:value-type="float" office:value="6127700428" calcext:value-type="float">
            <text:p>6127700428</text:p>
          </table:table-cell>
          <table:table-cell office:value-type="float" office:value="6076558000" calcext:value-type="float">
            <text:p>6076558000</text:p>
          </table:table-cell>
          <table:table-cell office:value-type="float" office:value="6145000000" calcext:value-type="float">
            <text:p>6145000000</text:p>
          </table:table-cell>
          <table:table-cell table:number-columns-repeated="2"/>
          <table:table-cell office:value-type="float" office:value="5750000000" calcext:value-type="float">
            <text:p>5750000000</text:p>
          </table:table-cell>
          <table:table-cell table:number-columns-repeated="3"/>
          <table:table-cell table:formula="of:=AVERAGE([.B101:.L101])/1000000" office:value-type="float" office:value="6042.47163516667" calcext:value-type="float">
            <text:p>6042,47163516667</text:p>
          </table:table-cell>
          <table:table-cell/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6165219247" calcext:value-type="float">
            <text:p>6165219247</text:p>
          </table:table-cell>
          <table:table-cell office:value-type="float" office:value="6137000000" calcext:value-type="float">
            <text:p>6137000000</text:p>
          </table:table-cell>
          <table:table-cell office:value-type="float" office:value="6204147026" calcext:value-type="float">
            <text:p>6204147026</text:p>
          </table:table-cell>
          <table:table-cell office:value-type="float" office:value="6154791000" calcext:value-type="float">
            <text:p>6154791000</text:p>
          </table:table-cell>
          <table:table-cell table:number-columns-repeated="7"/>
          <table:table-cell table:formula="of:=AVERAGE([.B102:.L102])/1000000" office:value-type="float" office:value="6165.28931825" calcext:value-type="float">
            <text:p>6165,28931825</text:p>
          </table:table-cell>
          <table:table-cell/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6242016348" calcext:value-type="float">
            <text:p>6242016348</text:p>
          </table:table-cell>
          <table:table-cell office:value-type="float" office:value="6215000000" calcext:value-type="float">
            <text:p>6215000000</text:p>
          </table:table-cell>
          <table:table-cell office:value-type="float" office:value="6280853817" calcext:value-type="float">
            <text:p>6280853817</text:p>
          </table:table-cell>
          <table:table-cell office:value-type="float" office:value="6231704000" calcext:value-type="float">
            <text:p>6231704000</text:p>
          </table:table-cell>
          <table:table-cell table:number-columns-repeated="7"/>
          <table:table-cell table:formula="of:=AVERAGE([.B103:.L103])/1000000" office:value-type="float" office:value="6242.39354125" calcext:value-type="float">
            <text:p>6242,39354125</text:p>
          </table:table-cell>
          <table:table-cell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318590956" calcext:value-type="float">
            <text:p>6318590956</text:p>
          </table:table-cell>
          <table:table-cell office:value-type="float" office:value="6314000000" calcext:value-type="float">
            <text:p>6314000000</text:p>
          </table:table-cell>
          <table:table-cell office:value-type="float" office:value="6357991749" calcext:value-type="float">
            <text:p>6357991749</text:p>
          </table:table-cell>
          <table:table-cell office:value-type="float" office:value="6308364000" calcext:value-type="float">
            <text:p>6308364000</text:p>
          </table:table-cell>
          <table:table-cell table:number-columns-repeated="7"/>
          <table:table-cell table:formula="of:=AVERAGE([.B104:.L104])/1000000" office:value-type="float" office:value="6324.73667625" calcext:value-type="float">
            <text:p>6324,73667625</text:p>
          </table:table-cell>
          <table:table-cell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6395699509" calcext:value-type="float">
            <text:p>6395699509</text:p>
          </table:table-cell>
          <table:table-cell office:value-type="float" office:value="6396000000" calcext:value-type="float">
            <text:p>6396000000</text:p>
          </table:table-cell>
          <table:table-cell office:value-type="float" office:value="6435705595" calcext:value-type="float">
            <text:p>6435705595</text:p>
          </table:table-cell>
          <table:table-cell office:value-type="float" office:value="6374056000" calcext:value-type="float">
            <text:p>6374056000</text:p>
          </table:table-cell>
          <table:table-cell table:number-columns-repeated="7"/>
          <table:table-cell table:formula="of:=AVERAGE([.B105:.L105])/1000000" office:value-type="float" office:value="6400.365276" calcext:value-type="float">
            <text:p>6400,365276</text:p>
          </table:table-cell>
          <table:table-cell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6473044732" calcext:value-type="float">
            <text:p>6473044732</text:p>
          </table:table-cell>
          <table:table-cell office:value-type="float" office:value="6477000000" calcext:value-type="float">
            <text:p>6477000000</text:p>
          </table:table-cell>
          <table:table-cell office:value-type="float" office:value="6514094605" calcext:value-type="float">
            <text:p>6514094605</text:p>
          </table:table-cell>
          <table:table-cell office:value-type="float" office:value="6462987000" calcext:value-type="float">
            <text:p>6462987000</text:p>
          </table:table-cell>
          <table:table-cell table:number-columns-repeated="7"/>
          <table:table-cell table:formula="of:=AVERAGE([.B106:.L106])/1000000" office:value-type="float" office:value="6481.78158425" calcext:value-type="float">
            <text:p>6481,78158425</text:p>
          </table:table-cell>
          <table:table-cell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551263534" calcext:value-type="float">
            <text:p>6551263534</text:p>
          </table:table-cell>
          <table:table-cell office:value-type="float" office:value="6555000000" calcext:value-type="float">
            <text:p>6555000000</text:p>
          </table:table-cell>
          <table:table-cell office:value-type="float" office:value="6593227977" calcext:value-type="float">
            <text:p>6593227977</text:p>
          </table:table-cell>
          <table:table-cell office:value-type="float" office:value="6540214000" calcext:value-type="float">
            <text:p>6540214000</text:p>
          </table:table-cell>
          <table:table-cell table:number-columns-repeated="7"/>
          <table:table-cell table:formula="of:=AVERAGE([.B107:.L107])/1000000" office:value-type="float" office:value="6559.92637775" calcext:value-type="float">
            <text:p>6559,92637775</text:p>
          </table:table-cell>
          <table:table-cell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629913759" calcext:value-type="float">
            <text:p>6629913759</text:p>
          </table:table-cell>
          <table:table-cell office:value-type="float" office:value="6625000000" calcext:value-type="float">
            <text:p>6625000000</text:p>
          </table:table-cell>
          <table:table-cell office:value-type="float" office:value="6673105937" calcext:value-type="float">
            <text:p>6673105937</text:p>
          </table:table-cell>
          <table:table-cell office:value-type="float" office:value="6616689000" calcext:value-type="float">
            <text:p>6616689000</text:p>
          </table:table-cell>
          <table:table-cell table:number-columns-repeated="7"/>
          <table:table-cell table:formula="of:=AVERAGE([.B108:.L108])/1000000" office:value-type="float" office:value="6636.177174" calcext:value-type="float">
            <text:p>6636,177174</text:p>
          </table:table-cell>
          <table:table-cell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709049780" calcext:value-type="float">
            <text:p>6709049780</text:p>
          </table:table-cell>
          <table:table-cell office:value-type="float" office:value="6705000000" calcext:value-type="float">
            <text:p>6705000000</text:p>
          </table:table-cell>
          <table:table-cell office:value-type="float" office:value="6753649228" calcext:value-type="float">
            <text:p>6753649228</text:p>
          </table:table-cell>
          <table:table-cell office:value-type="float" office:value="6694832000" calcext:value-type="float">
            <text:p>6694832000</text:p>
          </table:table-cell>
          <table:table-cell table:number-columns-repeated="7"/>
          <table:table-cell table:formula="of:=AVERAGE([.B109:.L109])/1000000" office:value-type="float" office:value="6715.632752" calcext:value-type="float">
            <text:p>6715,632752</text:p>
          </table:table-cell>
          <table:table-cell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788214394" calcext:value-type="float">
            <text:p>6788214394</text:p>
          </table:table-cell>
          <table:table-cell office:value-type="float" office:value="6809972000" calcext:value-type="float">
            <text:p>6809972000</text:p>
          </table:table-cell>
          <table:table-cell office:value-type="float" office:value="6834721933" calcext:value-type="float">
            <text:p>6834721933</text:p>
          </table:table-cell>
          <table:table-cell office:value-type="float" office:value="6764086000" calcext:value-type="float">
            <text:p>6764086000</text:p>
          </table:table-cell>
          <table:table-cell table:number-columns-repeated="7"/>
          <table:table-cell table:formula="of:=AVERAGE([.B110:.L110])/1000000" office:value-type="float" office:value="6799.24858175" calcext:value-type="float">
            <text:p>6799,24858175</text:p>
          </table:table-cell>
          <table:table-cell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858584755" calcext:value-type="float">
            <text:p>6858584755</text:p>
          </table:table-cell>
          <table:table-cell office:value-type="float" office:value="6892319000" calcext:value-type="float">
            <text:p>6892319000</text:p>
          </table:table-cell>
          <table:table-cell office:value-type="float" office:value="6916183482" calcext:value-type="float">
            <text:p>6916183482</text:p>
          </table:table-cell>
          <table:table-cell table:number-columns-repeated="8"/>
          <table:table-cell table:formula="of:=AVERAGE([.B111:.L111])/1000000" office:value-type="float" office:value="6889.029079" calcext:value-type="float">
            <text:p>6889,029079</text:p>
          </table:table-cell>
          <table:table-cell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935999491" calcext:value-type="float">
            <text:p>6935999491</text:p>
          </table:table-cell>
          <table:table-cell office:value-type="float" office:value="6986951000" calcext:value-type="float">
            <text:p>6986951000</text:p>
          </table:table-cell>
          <table:table-cell office:value-type="float" office:value="6997998760" calcext:value-type="float">
            <text:p>6997998760</text:p>
          </table:table-cell>
          <table:table-cell table:number-columns-repeated="8"/>
          <table:table-cell table:formula="of:=AVERAGE([.B112:.L112])/1000000" office:value-type="float" office:value="6973.64975033333" calcext:value-type="float">
            <text:p>6973,64975033333</text:p>
          </table:table-cell>
          <table:table-cell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013871313" calcext:value-type="float">
            <text:p>7013871313</text:p>
          </table:table-cell>
          <table:table-cell office:value-type="float" office:value="7057075000" calcext:value-type="float">
            <text:p>7057075000</text:p>
          </table:table-cell>
          <table:table-cell office:value-type="float" office:value="7080072417" calcext:value-type="float">
            <text:p>7080072417</text:p>
          </table:table-cell>
          <table:table-cell table:number-columns-repeated="8"/>
          <table:table-cell table:formula="of:=AVERAGE([.B113:.L113])/1000000" office:value-type="float" office:value="7050.33957666667" calcext:value-type="float">
            <text:p>7050,33957666667</text:p>
          </table:table-cell>
          <table:table-cell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092128094" calcext:value-type="float">
            <text:p>7092128094</text:p>
          </table:table-cell>
          <table:table-cell office:value-type="float" office:value="7136796000" calcext:value-type="float">
            <text:p>7136796000</text:p>
          </table:table-cell>
          <table:table-cell office:value-type="float" office:value="7162119434" calcext:value-type="float">
            <text:p>7162119434</text:p>
          </table:table-cell>
          <table:table-cell table:number-columns-repeated="8"/>
          <table:table-cell table:formula="of:=AVERAGE([.B114:.L114])/1000000" office:value-type="float" office:value="7130.34784266667" calcext:value-type="float">
            <text:p>7130,34784266667</text:p>
          </table:table-cell>
          <table:table-cell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169968185" calcext:value-type="float">
            <text:p>7169968185</text:p>
          </table:table-cell>
          <table:table-cell office:value-type="float" office:value="7238184000" calcext:value-type="float">
            <text:p>7238184000</text:p>
          </table:table-cell>
          <table:table-cell office:value-type="float" office:value="7243784000" calcext:value-type="float">
            <text:p>7243784000</text:p>
          </table:table-cell>
          <table:table-cell table:number-columns-repeated="8"/>
          <table:table-cell table:formula="of:=AVERAGE([.B115:.L115])/1000000" office:value-type="float" office:value="7217.31206166667" calcext:value-type="float">
            <text:p>7217,31206166667</text:p>
          </table:table-cell>
          <table:table-cell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247892788" calcext:value-type="float">
            <text:p>7247892788</text:p>
          </table:table-cell>
          <table:table-cell office:value-type="float" office:value="7336435000" calcext:value-type="float">
            <text:p>7336435000</text:p>
          </table:table-cell>
          <table:table-cell office:value-type="float" office:value="7349472000" calcext:value-type="float">
            <text:p>7349472000</text:p>
          </table:table-cell>
          <table:table-cell table:number-columns-repeated="8"/>
          <table:table-cell table:formula="of:=AVERAGE([.B116:.L116])/1000000" office:value-type="float" office:value="7311.266596" calcext:value-type="float">
            <text:p>7311,266596</text:p>
          </table:table-cell>
          <table:table-cell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7325996709" calcext:value-type="float">
            <text:p>7325996709</text:p>
          </table:table-cell>
          <table:table-cell office:value-type="float" office:value="7418151841" calcext:value-type="float">
            <text:p>7418151841</text:p>
          </table:table-cell>
          <table:table-cell table:number-columns-repeated="9"/>
          <table:table-cell table:formula="of:=AVERAGE([.B117:.L117])/1000000" office:value-type="float" office:value="7372.074275" calcext:value-type="float">
            <text:p>7372,074275</text:p>
          </table:table-cell>
          <table:table-cell/>
        </table:table-row>
      </table:table>
      <table:table table:name="accumulated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5"/>
        <table:table-column table:style-name="co1" table:default-cell-style-name="ce6"/>
        <table:table-row table:style-name="ro2">
          <table:table-cell table:style-name="ce1" office:value-type="string" calcext:value-type="string">
            <text:p>year </text:p>
          </table:table-cell>
          <table:table-cell table:style-name="Default" office:value-type="string" calcext:value-type="string">
            <text:p>population in M</text:p>
          </table:table-cell>
          <table:table-cell table:style-name="Default" office:value-type="string" calcext:value-type="string">
            <text:p>M years lived</text:p>
          </table:table-cell>
          <table:table-cell table:style-name="Default" office:value-type="string" calcext:value-type="string">
            <text:p>% lived of all humanity</text:p>
          </table:table-cell>
          <table:table-cell table:style-name="Default" office:value-type="string" calcext:value-type="string">
            <text:p>Years = one year in 2016</text:p>
          </table:table-cell>
        </table:table-row>
        <table:table-row table:style-name="ro2">
          <table:table-cell office:value-type="float" office:value="-10000" calcext:value-type="float">
            <text:p>-10000</text:p>
          </table:table-cell>
          <table:table-cell office:value-type="float" office:value="3.3333333333333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/[.$C$115]" office:value-type="percentage" office:value="0" calcext:value-type="percentage">
            <text:p>0,0 %</text:p>
          </table:table-cell>
          <table:table-cell table:formula="of:=[.$B$115]/[.B2]" office:value-type="float" office:value="2211.6222825" calcext:value-type="float">
            <text:p>2.211,6</text:p>
          </table:table-cell>
        </table:table-row>
        <table:table-row table:style-name="ro2">
          <table:table-cell office:value-type="float" office:value="-9000" calcext:value-type="float">
            <text:p>-9000</text:p>
          </table:table-cell>
          <table:table-cell office:value-type="float" office:value="4" calcext:value-type="float">
            <text:p>4</text:p>
          </table:table-cell>
          <table:table-cell table:formula="of:=[.C2]+[.B2]*([.A3]-[.A2])" office:value-type="float" office:value="3333.33333333333" calcext:value-type="float">
            <text:p>3.333</text:p>
          </table:table-cell>
          <table:table-cell table:formula="of:=[.C3]/[.$C$115]" office:value-type="percentage" office:value="0.00239790655029608" calcext:value-type="percentage">
            <text:p>0,2 %</text:p>
          </table:table-cell>
          <table:table-cell table:formula="of:=[.$B$115]/[.B3]" office:value-type="float" office:value="1843.01856875" calcext:value-type="float">
            <text:p>1.843,0</text:p>
          </table:table-cell>
        </table:table-row>
        <table:table-row table:style-name="ro2">
          <table:table-cell office:value-type="float" office:value="-8000" calcext:value-type="float">
            <text:p>-8000</text:p>
          </table:table-cell>
          <table:table-cell office:value-type="float" office:value="5" calcext:value-type="float">
            <text:p>5</text:p>
          </table:table-cell>
          <table:table-cell table:formula="of:=[.C3]+[.B3]*([.A4]-[.A3])" office:value-type="float" office:value="7333.33333333333" calcext:value-type="float">
            <text:p>7.333</text:p>
          </table:table-cell>
          <table:table-cell table:formula="of:=[.C4]/[.$C$115]" office:value-type="percentage" office:value="0.00527539441065137" calcext:value-type="percentage">
            <text:p>0,5 %</text:p>
          </table:table-cell>
          <table:table-cell table:formula="of:=[.$B$115]/[.B4]" office:value-type="float" office:value="1474.414855" calcext:value-type="float">
            <text:p>1.474,4</text:p>
          </table:table-cell>
        </table:table-row>
        <table:table-row table:style-name="ro2">
          <table:table-cell office:value-type="float" office:value="-7000" calcext:value-type="float">
            <text:p>-7000</text:p>
          </table:table-cell>
          <table:table-cell office:value-type="float" office:value="7.5" calcext:value-type="float">
            <text:p>8</text:p>
          </table:table-cell>
          <table:table-cell table:formula="of:=[.C4]+[.B4]*([.A5]-[.A4])" office:value-type="float" office:value="12333.3333333333" calcext:value-type="float">
            <text:p>12.333</text:p>
          </table:table-cell>
          <table:table-cell table:formula="of:=[.C5]/[.$C$115]" office:value-type="percentage" office:value="0.00887225423609549" calcext:value-type="percentage">
            <text:p>0,9 %</text:p>
          </table:table-cell>
          <table:table-cell table:formula="of:=[.$B$115]/[.B5]" office:value-type="float" office:value="982.943236666667" calcext:value-type="float">
            <text:p>982,9</text:p>
          </table:table-cell>
        </table:table-row>
        <table:table-row table:style-name="ro2">
          <table:table-cell office:value-type="float" office:value="-6000" calcext:value-type="float">
            <text:p>-6000</text:p>
          </table:table-cell>
          <table:table-cell office:value-type="float" office:value="12.5" calcext:value-type="float">
            <text:p>13</text:p>
          </table:table-cell>
          <table:table-cell table:formula="of:=[.C5]+[.B5]*([.A6]-[.A5])" office:value-type="float" office:value="19833.3333333333" calcext:value-type="float">
            <text:p>19.833</text:p>
          </table:table-cell>
          <table:table-cell table:formula="of:=[.C6]/[.$C$115]" office:value-type="percentage" office:value="0.0142675439742617" calcext:value-type="percentage">
            <text:p>1,4 %</text:p>
          </table:table-cell>
          <table:table-cell table:formula="of:=[.$B$115]/[.B6]" office:value-type="float" office:value="589.765942" calcext:value-type="float">
            <text:p>589,8</text:p>
          </table:table-cell>
        </table:table-row>
        <table:table-row table:style-name="ro2">
          <table:table-cell office:value-type="float" office:value="-5000" calcext:value-type="float">
            <text:p>-5000</text:p>
          </table:table-cell>
          <table:table-cell office:value-type="float" office:value="13.75" calcext:value-type="float">
            <text:p>14</text:p>
          </table:table-cell>
          <table:table-cell table:formula="of:=[.C6]+[.B6]*([.A7]-[.A6])" office:value-type="float" office:value="32333.3333333333" calcext:value-type="float">
            <text:p>32.333</text:p>
          </table:table-cell>
          <table:table-cell table:formula="of:=[.C7]/[.$C$115]" office:value-type="percentage" office:value="0.023259693537872" calcext:value-type="percentage">
            <text:p>2,3 %</text:p>
          </table:table-cell>
          <table:table-cell table:formula="of:=[.$B$115]/[.B7]" office:value-type="float" office:value="536.150856363636" calcext:value-type="float">
            <text:p>536,2</text:p>
          </table:table-cell>
        </table:table-row>
        <table:table-row table:style-name="ro2">
          <table:table-cell office:value-type="float" office:value="-4000" calcext:value-type="float">
            <text:p>-4000</text:p>
          </table:table-cell>
          <table:table-cell office:value-type="float" office:value="23" calcext:value-type="float">
            <text:p>23</text:p>
          </table:table-cell>
          <table:table-cell table:formula="of:=[.C7]+[.B7]*([.A8]-[.A7])" office:value-type="float" office:value="46083.3333333333" calcext:value-type="float">
            <text:p>46.083</text:p>
          </table:table-cell>
          <table:table-cell table:formula="of:=[.C8]/[.$C$115]" office:value-type="percentage" office:value="0.0331510580578433" calcext:value-type="percentage">
            <text:p>3,3 %</text:p>
          </table:table-cell>
          <table:table-cell table:formula="of:=[.$B$115]/[.B8]" office:value-type="float" office:value="320.524968478261" calcext:value-type="float">
            <text:p>320,5</text:p>
          </table:table-cell>
        </table:table-row>
        <table:table-row table:style-name="ro2">
          <table:table-cell office:value-type="float" office:value="-3000" calcext:value-type="float">
            <text:p>-3000</text:p>
          </table:table-cell>
          <table:table-cell office:value-type="float" office:value="43.25" calcext:value-type="float">
            <text:p>43</text:p>
          </table:table-cell>
          <table:table-cell table:formula="of:=[.C8]+[.B8]*([.A9]-[.A8])" office:value-type="float" office:value="69083.3333333333" calcext:value-type="float">
            <text:p>69.083</text:p>
          </table:table-cell>
          <table:table-cell table:formula="of:=[.C9]/[.$C$115]" office:value-type="percentage" office:value="0.0496966132548862" calcext:value-type="percentage">
            <text:p>5,0 %</text:p>
          </table:table-cell>
          <table:table-cell table:formula="of:=[.$B$115]/[.B9]" office:value-type="float" office:value="170.452584393064" calcext:value-type="float">
            <text:p>170,5</text:p>
          </table:table-cell>
        </table:table-row>
        <table:table-row table:style-name="ro2">
          <table:table-cell office:value-type="float" office:value="-2000" calcext:value-type="float">
            <text:p>-2000</text:p>
          </table:table-cell>
          <table:table-cell office:value-type="float" office:value="42" calcext:value-type="float">
            <text:p>42</text:p>
          </table:table-cell>
          <table:table-cell table:formula="of:=[.C9]+[.B9]*([.A10]-[.A9])" office:value-type="float" office:value="112333.333333333" calcext:value-type="float">
            <text:p>112.333</text:p>
          </table:table-cell>
          <table:table-cell table:formula="of:=[.C10]/[.$C$115]" office:value-type="percentage" office:value="0.0808094507449778" calcext:value-type="percentage">
            <text:p>8,1 %</text:p>
          </table:table-cell>
          <table:table-cell table:formula="of:=[.$B$115]/[.B10]" office:value-type="float" office:value="175.52557797619" calcext:value-type="float">
            <text:p>175,5</text:p>
          </table:table-cell>
        </table:table-row>
        <table:table-row table:style-name="ro2">
          <table:table-cell office:value-type="float" office:value="-1000" calcext:value-type="float">
            <text:p>-1000</text:p>
          </table:table-cell>
          <table:table-cell office:value-type="float" office:value="78.75" calcext:value-type="float">
            <text:p>79</text:p>
          </table:table-cell>
          <table:table-cell table:formula="of:=[.C10]+[.B10]*([.A11]-[.A10])" office:value-type="float" office:value="154333.333333333" calcext:value-type="float">
            <text:p>154.333</text:p>
          </table:table-cell>
          <table:table-cell table:formula="of:=[.C11]/[.$C$115]" office:value-type="percentage" office:value="0.111023073278708" calcext:value-type="percentage">
            <text:p>11,1 %</text:p>
          </table:table-cell>
          <table:table-cell table:formula="of:=[.$B$115]/[.B11]" office:value-type="float" office:value="93.6136415873016" calcext:value-type="float">
            <text:p>93,6</text:p>
          </table:table-cell>
        </table:table-row>
        <table:table-row table:style-name="ro2">
          <table:table-cell office:value-type="float" office:value="-500" calcext:value-type="float">
            <text:p>-500</text:p>
          </table:table-cell>
          <table:table-cell office:value-type="float" office:value="150" calcext:value-type="float">
            <text:p>150</text:p>
          </table:table-cell>
          <table:table-cell table:formula="of:=[.C11]+[.B11]*([.A12]-[.A11])" office:value-type="float" office:value="193708.333333333" calcext:value-type="float">
            <text:p>193.708</text:p>
          </table:table-cell>
          <table:table-cell table:formula="of:=[.C12]/[.$C$115]" office:value-type="percentage" office:value="0.139348344404081" calcext:value-type="percentage">
            <text:p>13,9 %</text:p>
          </table:table-cell>
          <table:table-cell table:formula="of:=[.$B$115]/[.B12]" office:value-type="float" office:value="49.1471618333333" calcext:value-type="float">
            <text:p>49,1</text:p>
          </table:table-cell>
        </table:table-row>
        <table:table-row table:style-name="ro2">
          <table:table-cell office:value-type="float" office:value="-200" calcext:value-type="float">
            <text:p>-200</text:p>
          </table:table-cell>
          <table:table-cell office:value-type="float" office:value="175.666666666667" calcext:value-type="float">
            <text:p>176</text:p>
          </table:table-cell>
          <table:table-cell table:formula="of:=[.C12]+[.B12]*([.A13]-[.A12])" office:value-type="float" office:value="238708.333333333" calcext:value-type="float">
            <text:p>238.708</text:p>
          </table:table-cell>
          <table:table-cell table:formula="of:=[.C13]/[.$C$115]" office:value-type="percentage" office:value="0.171720082833078" calcext:value-type="percentage">
            <text:p>17,2 %</text:p>
          </table:table-cell>
          <table:table-cell table:formula="of:=[.$B$115]/[.B13]" office:value-type="float" office:value="41.9662672201139" calcext:value-type="float">
            <text:p>42,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table:formula="of:=[.C13]+[.B13]*([.A14]-[.A13])" office:value-type="float" office:value="274017.333333333" calcext:value-type="float">
            <text:p>274.017</text:p>
          </table:table-cell>
          <table:table-cell table:formula="of:=[.C14]/[.$C$115]" office:value-type="percentage" office:value="0.197120387548399" calcext:value-type="percentage">
            <text:p>19,7 %</text:p>
          </table:table-cell>
          <table:table-cell table:formula="of:=[.$B$115]/[.B14]" office:value-type="float" office:value="33.2075417792793" calcext:value-type="float">
            <text:p>33,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table:formula="of:=[.C14]+[.B14]*([.A15]-[.A14])" office:value-type="float" office:value="295995.333333333" calcext:value-type="float">
            <text:p>295.995</text:p>
          </table:table-cell>
          <table:table-cell table:formula="of:=[.C15]/[.$C$115]" office:value-type="percentage" office:value="0.212930744597121" calcext:value-type="percentage">
            <text:p>21,3 %</text:p>
          </table:table-cell>
          <table:table-cell table:formula="of:=[.$B$115]/[.B15]" office:value-type="float" office:value="37.8055091025641" calcext:value-type="float">
            <text:p>37,8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09.5" calcext:value-type="float">
            <text:p>210</text:p>
          </table:table-cell>
          <table:table-cell table:formula="of:=[.C15]+[.B15]*([.A16]-[.A15])" office:value-type="float" office:value="315495.333333333" calcext:value-type="float">
            <text:p>315.495</text:p>
          </table:table-cell>
          <table:table-cell table:formula="of:=[.C16]/[.$C$115]" office:value-type="percentage" office:value="0.226958497916353" calcext:value-type="percentage">
            <text:p>22,7 %</text:p>
          </table:table-cell>
          <table:table-cell table:formula="of:=[.$B$115]/[.B16]" office:value-type="float" office:value="35.1888986873508" calcext:value-type="float">
            <text:p>35,2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05" calcext:value-type="float">
            <text:p>205</text:p>
          </table:table-cell>
          <table:table-cell table:formula="of:=[.C16]+[.B16]*([.A17]-[.A16])" office:value-type="float" office:value="336445.333333333" calcext:value-type="float">
            <text:p>336.445</text:p>
          </table:table-cell>
          <table:table-cell table:formula="of:=[.C17]/[.$C$115]" office:value-type="percentage" office:value="0.242029340584964" calcext:value-type="percentage">
            <text:p>24,2 %</text:p>
          </table:table-cell>
          <table:table-cell table:formula="of:=[.$B$115]/[.B17]" office:value-type="float" office:value="35.9613379268293" calcext:value-type="float">
            <text:p>36,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54" calcext:value-type="float">
            <text:p>254</text:p>
          </table:table-cell>
          <table:table-cell table:formula="of:=[.C17]+[.B17]*([.A18]-[.A17])" office:value-type="float" office:value="346695.333333333" calcext:value-type="float">
            <text:p>346.695</text:p>
          </table:table-cell>
          <table:table-cell table:formula="of:=[.C18]/[.$C$115]" office:value-type="percentage" office:value="0.249402903227125" calcext:value-type="percentage">
            <text:p>24,9 %</text:p>
          </table:table-cell>
          <table:table-cell table:formula="of:=[.$B$115]/[.B18]" office:value-type="float" office:value="29.0239144685039" calcext:value-type="float">
            <text:p>29,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98.75" calcext:value-type="float">
            <text:p>199</text:p>
          </table:table-cell>
          <table:table-cell table:formula="of:=[.C18]+[.B18]*([.A19]-[.A18])" office:value-type="float" office:value="359395.333333333" calcext:value-type="float">
            <text:p>359.395</text:p>
          </table:table-cell>
          <table:table-cell table:formula="of:=[.C19]/[.$C$115]" office:value-type="percentage" office:value="0.258538927183753" calcext:value-type="percentage">
            <text:p>25,9 %</text:p>
          </table:table-cell>
          <table:table-cell table:formula="of:=[.$B$115]/[.B19]" office:value-type="float" office:value="37.0921976100629" calcext:value-type="float">
            <text:p>37,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15.2" calcext:value-type="float">
            <text:p>215</text:p>
          </table:table-cell>
          <table:table-cell table:formula="of:=[.C19]+[.B19]*([.A20]-[.A19])" office:value-type="float" office:value="379270.333333333" calcext:value-type="float">
            <text:p>379.270</text:p>
          </table:table-cell>
          <table:table-cell table:formula="of:=[.C20]/[.$C$115]" office:value-type="percentage" office:value="0.272836444989893" calcext:value-type="percentage">
            <text:p>27,3 %</text:p>
          </table:table-cell>
          <table:table-cell table:formula="of:=[.$B$115]/[.B20]" office:value-type="float" office:value="34.2568507202602" calcext:value-type="float">
            <text:p>34,3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211.2" calcext:value-type="float">
            <text:p>211</text:p>
          </table:table-cell>
          <table:table-cell table:formula="of:=[.C20]+[.B20]*([.A21]-[.A20])" office:value-type="float" office:value="400790.333333333" calcext:value-type="float">
            <text:p>400.790</text:p>
          </table:table-cell>
          <table:table-cell table:formula="of:=[.C21]/[.$C$115]" office:value-type="percentage" office:value="0.288317329678604" calcext:value-type="percentage">
            <text:p>28,8 %</text:p>
          </table:table-cell>
          <table:table-cell table:formula="of:=[.$B$115]/[.B21]" office:value-type="float" office:value="34.9056547111742" calcext:value-type="float">
            <text:p>34,9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212.5" calcext:value-type="float">
            <text:p>213</text:p>
          </table:table-cell>
          <table:table-cell table:formula="of:=[.C21]+[.B21]*([.A22]-[.A21])" office:value-type="float" office:value="421910.333333333" calcext:value-type="float">
            <text:p>421.910</text:p>
          </table:table-cell>
          <table:table-cell table:formula="of:=[.C22]/[.$C$115]" office:value-type="percentage" office:value="0.30351046558128" calcext:value-type="percentage">
            <text:p>30,4 %</text:p>
          </table:table-cell>
          <table:table-cell table:formula="of:=[.$B$115]/[.B22]" office:value-type="float" office:value="34.6921142352941" calcext:value-type="float">
            <text:p>34,7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233.8" calcext:value-type="float">
            <text:p>234</text:p>
          </table:table-cell>
          <table:table-cell table:formula="of:=[.C22]+[.B22]*([.A23]-[.A22])" office:value-type="float" office:value="443160.333333333" calcext:value-type="float">
            <text:p>443.160</text:p>
          </table:table-cell>
          <table:table-cell table:formula="of:=[.C23]/[.$C$115]" office:value-type="percentage" office:value="0.318797119839418" calcext:value-type="percentage">
            <text:p>31,9 %</text:p>
          </table:table-cell>
          <table:table-cell table:formula="of:=[.$B$115]/[.B23]" office:value-type="float" office:value="31.5315409538067" calcext:value-type="float">
            <text:p>31,5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240.25" calcext:value-type="float">
            <text:p>240</text:p>
          </table:table-cell>
          <table:table-cell table:formula="of:=[.C23]+[.B23]*([.A24]-[.A23])" office:value-type="float" office:value="466540.333333333" calcext:value-type="float">
            <text:p>466.540</text:p>
          </table:table-cell>
          <table:table-cell table:formula="of:=[.C24]/[.$C$115]" office:value-type="percentage" office:value="0.335616036383195" calcext:value-type="percentage">
            <text:p>33,6 %</text:p>
          </table:table-cell>
          <table:table-cell table:formula="of:=[.$B$115]/[.B24]" office:value-type="float" office:value="30.685012591051" calcext:value-type="float">
            <text:p>30,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90.625" calcext:value-type="float">
            <text:p>291</text:p>
          </table:table-cell>
          <table:table-cell table:formula="of:=[.C24]+[.B24]*([.A25]-[.A24])" office:value-type="float" office:value="490565.333333333" calcext:value-type="float">
            <text:p>490.565</text:p>
          </table:table-cell>
          <table:table-cell table:formula="of:=[.C25]/[.$C$115]" office:value-type="percentage" office:value="0.352898947844454" calcext:value-type="percentage">
            <text:p>35,3 %</text:p>
          </table:table-cell>
          <table:table-cell table:formula="of:=[.$B$115]/[.B25]" office:value-type="float" office:value="25.3662770752688" calcext:value-type="float">
            <text:p>25,4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345" calcext:value-type="float">
            <text:p>345</text:p>
          </table:table-cell>
          <table:table-cell table:formula="of:=[.C25]+[.B25]*([.A26]-[.A25])" office:value-type="float" office:value="519627.833333333" calcext:value-type="float">
            <text:p>519.628</text:p>
          </table:table-cell>
          <table:table-cell table:formula="of:=[.C26]/[.$C$115]" office:value-type="percentage" office:value="0.373805695579848" calcext:value-type="percentage">
            <text:p>37,4 %</text:p>
          </table:table-cell>
          <table:table-cell table:formula="of:=[.$B$115]/[.B26]" office:value-type="float" office:value="21.3683312318841" calcext:value-type="float">
            <text:p>21,4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406.166666666667" calcext:value-type="float">
            <text:p>406</text:p>
          </table:table-cell>
          <table:table-cell table:formula="of:=[.C26]+[.B26]*([.A27]-[.A26])" office:value-type="float" office:value="554127.833333333" calcext:value-type="float">
            <text:p>554.128</text:p>
          </table:table-cell>
          <table:table-cell table:formula="of:=[.C27]/[.$C$115]" office:value-type="percentage" office:value="0.398624028375412" calcext:value-type="percentage">
            <text:p>39,9 %</text:p>
          </table:table-cell>
          <table:table-cell table:formula="of:=[.$B$115]/[.B27]" office:value-type="float" office:value="18.1503675215429" calcext:value-type="float">
            <text:p>18,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410.666666666667" calcext:value-type="float">
            <text:p>411</text:p>
          </table:table-cell>
          <table:table-cell table:formula="of:=[.C27]+[.B27]*([.A28]-[.A27])" office:value-type="float" office:value="574436.166666667" calcext:value-type="float">
            <text:p>574.436</text:p>
          </table:table-cell>
          <table:table-cell table:formula="of:=[.C28]/[.$C$115]" office:value-type="percentage" office:value="0.413233274033091" calcext:value-type="percentage">
            <text:p>41,3 %</text:p>
          </table:table-cell>
          <table:table-cell table:formula="of:=[.$B$115]/[.B28]" office:value-type="float" office:value="17.9514795657468" calcext:value-type="float">
            <text:p>18,0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402.285714285714" calcext:value-type="float">
            <text:p>402</text:p>
          </table:table-cell>
          <table:table-cell table:formula="of:=[.C28]+[.B28]*([.A29]-[.A28])" office:value-type="float" office:value="594969.5" calcext:value-type="float">
            <text:p>594.970</text:p>
          </table:table-cell>
          <table:table-cell table:formula="of:=[.C29]/[.$C$115]" office:value-type="percentage" office:value="0.428004378382915" calcext:value-type="percentage">
            <text:p>42,8 %</text:p>
          </table:table-cell>
          <table:table-cell table:formula="of:=[.$B$115]/[.B29]" office:value-type="float" office:value="18.3254687233665" calcext:value-type="float">
            <text:p>18,3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float" office:value="421.333333333333" calcext:value-type="float">
            <text:p>421</text:p>
          </table:table-cell>
          <table:table-cell table:formula="of:=[.C29]+[.B29]*([.A30]-[.A29])" office:value-type="float" office:value="611060.928571429" calcext:value-type="float">
            <text:p>611.061</text:p>
          </table:table-cell>
          <table:table-cell table:formula="of:=[.C30]/[.$C$115]" office:value-type="percentage" office:value="0.43958010097543" calcext:value-type="percentage">
            <text:p>44,0 %</text:p>
          </table:table-cell>
          <table:table-cell table:formula="of:=[.$B$115]/[.B30]" office:value-type="float" office:value="17.4970117286392" calcext:value-type="float">
            <text:p>17,5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397.6" calcext:value-type="float">
            <text:p>398</text:p>
          </table:table-cell>
          <table:table-cell table:formula="of:=[.C30]+[.B30]*([.A31]-[.A30])" office:value-type="float" office:value="636340.928571429" calcext:value-type="float">
            <text:p>636.341</text:p>
          </table:table-cell>
          <table:table-cell table:formula="of:=[.C31]/[.$C$115]" office:value-type="percentage" office:value="0.457765824252875" calcext:value-type="percentage">
            <text:p>45,8 %</text:p>
          </table:table-cell>
          <table:table-cell table:formula="of:=[.$B$115]/[.B31]" office:value-type="float" office:value="18.5414342932596" calcext:value-type="float">
            <text:p>18,5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471.375" calcext:value-type="float">
            <text:p>471</text:p>
          </table:table-cell>
          <table:table-cell table:formula="of:=[.C31]+[.B31]*([.A32]-[.A31])" office:value-type="float" office:value="676100.928571429" calcext:value-type="float">
            <text:p>676.101</text:p>
          </table:table-cell>
          <table:table-cell table:formula="of:=[.C32]/[.$C$115]" office:value-type="percentage" office:value="0.486368053584807" calcext:value-type="percentage">
            <text:p>48,6 %</text:p>
          </table:table-cell>
          <table:table-cell table:formula="of:=[.$B$115]/[.B32]" office:value-type="float" office:value="15.6395105277115" calcext:value-type="float">
            <text:p>15,6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float" office:value="558.714285714286" calcext:value-type="float">
            <text:p>559</text:p>
          </table:table-cell>
          <table:table-cell table:formula="of:=[.C32]+[.B32]*([.A33]-[.A32])" office:value-type="float" office:value="723238.428571429" calcext:value-type="float">
            <text:p>723.238</text:p>
          </table:table-cell>
          <table:table-cell table:formula="of:=[.C33]/[.$C$115]" office:value-type="percentage" office:value="0.520277449589181" calcext:value-type="percentage">
            <text:p>52,0 %</text:p>
          </table:table-cell>
          <table:table-cell table:formula="of:=[.$B$115]/[.B33]" office:value-type="float" office:value="13.194712330606" calcext:value-type="float">
            <text:p>13,2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float" office:value="535" calcext:value-type="float">
            <text:p>535</text:p>
          </table:table-cell>
          <table:table-cell table:formula="of:=[.C33]+[.B33]*([.A34]-[.A33])" office:value-type="float" office:value="751174.142857143" calcext:value-type="float">
            <text:p>751.174</text:p>
          </table:table-cell>
          <table:table-cell table:formula="of:=[.C34]/[.$C$115]" office:value-type="percentage" office:value="0.540373619271055" calcext:value-type="percentage">
            <text:p>54,0 %</text:p>
          </table:table-cell>
          <table:table-cell table:formula="of:=[.$B$115]/[.B34]" office:value-type="float" office:value="13.7795780841122" calcext:value-type="float">
            <text:p>13,8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float" office:value="932.75" calcext:value-type="float">
            <text:p>933</text:p>
          </table:table-cell>
          <table:table-cell table:formula="of:=[.C34]+[.B34]*([.A35]-[.A34])" office:value-type="float" office:value="777924.142857143" calcext:value-type="float">
            <text:p>777.924</text:p>
          </table:table-cell>
          <table:table-cell table:formula="of:=[.C35]/[.$C$115]" office:value-type="percentage" office:value="0.559616819337181" calcext:value-type="percentage">
            <text:p>56,0 %</text:p>
          </table:table-cell>
          <table:table-cell table:formula="of:=[.$B$115]/[.B35]" office:value-type="float" office:value="7.90359075314929" calcext:value-type="float">
            <text:p>7,9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float" office:value="768.75" calcext:value-type="float">
            <text:p>769</text:p>
          </table:table-cell>
          <table:table-cell table:formula="of:=[.C35]+[.B35]*([.A36]-[.A35])" office:value-type="float" office:value="824561.642857143" calcext:value-type="float">
            <text:p>824.562</text:p>
          </table:table-cell>
          <table:table-cell table:formula="of:=[.C36]/[.$C$115]" office:value-type="percentage" office:value="0.593166529359011" calcext:value-type="percentage">
            <text:p>59,3 %</text:p>
          </table:table-cell>
          <table:table-cell table:formula="of:=[.$B$115]/[.B36]" office:value-type="float" office:value="9.58969011382114" calcext:value-type="float">
            <text:p>9,6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958.666666666667" calcext:value-type="float">
            <text:p>959</text:p>
          </table:table-cell>
          <table:table-cell table:formula="of:=[.C36]+[.B36]*([.A37]-[.A36])" office:value-type="float" office:value="862999.142857143" calcext:value-type="float">
            <text:p>862.999</text:p>
          </table:table-cell>
          <table:table-cell table:formula="of:=[.C37]/[.$C$115]" office:value-type="percentage" office:value="0.620817389267113" calcext:value-type="percentage">
            <text:p>62,1 %</text:p>
          </table:table-cell>
          <table:table-cell table:formula="of:=[.$B$115]/[.B37]" office:value-type="float" office:value="7.68992448713491" calcext:value-type="float">
            <text:p>7,7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float" office:value="1067.5" calcext:value-type="float">
            <text:p>1.068</text:p>
          </table:table-cell>
          <table:table-cell table:formula="of:=[.C37]+[.B37]*([.A38]-[.A37])" office:value-type="float" office:value="882172.476190476" calcext:value-type="float">
            <text:p>882.172</text:p>
          </table:table-cell>
          <table:table-cell table:formula="of:=[.C38]/[.$C$115]" office:value-type="percentage" office:value="0.634610147744416" calcext:value-type="percentage">
            <text:p>63,5 %</text:p>
          </table:table-cell>
          <table:table-cell table:formula="of:=[.$B$115]/[.B38]" office:value-type="float" office:value="6.9059243793911" calcext:value-type="float">
            <text:p>6,9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244.14285714286" calcext:value-type="float">
            <text:p>1.244</text:p>
          </table:table-cell>
          <table:table-cell table:formula="of:=[.C38]+[.B38]*([.A39]-[.A38])" office:value-type="float" office:value="914197.476190476" calcext:value-type="float">
            <text:p>914.197</text:p>
          </table:table-cell>
          <table:table-cell table:formula="of:=[.C39]/[.$C$115]" office:value-type="percentage" office:value="0.657648034926386" calcext:value-type="percentage">
            <text:p>65,8 %</text:p>
          </table:table-cell>
          <table:table-cell table:formula="of:=[.$B$115]/[.B39]" office:value-type="float" office:value="5.92542426512803" calcext:value-type="float">
            <text:p>5,9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float" office:value="1311.5" calcext:value-type="float">
            <text:p>1.312</text:p>
          </table:table-cell>
          <table:table-cell table:formula="of:=[.C39]+[.B39]*([.A40]-[.A39])" office:value-type="float" office:value="939080.333333334" calcext:value-type="float">
            <text:p>939.080</text:p>
          </table:table-cell>
          <table:table-cell table:formula="of:=[.C40]/[.$C$115]" office:value-type="percentage" office:value="0.675548064766267" calcext:value-type="percentage">
            <text:p>67,6 %</text:p>
          </table:table-cell>
          <table:table-cell table:formula="of:=[.$B$115]/[.B40]" office:value-type="float" office:value="5.62110123903927" calcext:value-type="float">
            <text:p>5,6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float" office:value="1354" calcext:value-type="float">
            <text:p>1.354</text:p>
          </table:table-cell>
          <table:table-cell table:formula="of:=[.C40]+[.B40]*([.A41]-[.A40])" office:value-type="float" office:value="945637.833333334" calcext:value-type="float">
            <text:p>945.638</text:p>
          </table:table-cell>
          <table:table-cell table:formula="of:=[.C41]/[.$C$115]" office:value-type="percentage" office:value="0.680265346427337" calcext:value-type="percentage">
            <text:p>68,0 %</text:p>
          </table:table-cell>
          <table:table-cell table:formula="of:=[.$B$115]/[.B41]" office:value-type="float" office:value="5.44466342319055" calcext:value-type="float">
            <text:p>5,4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629.4" calcext:value-type="float">
            <text:p>1.629</text:p>
          </table:table-cell>
          <table:table-cell table:formula="of:=[.C41]+[.B41]*([.A42]-[.A41])" office:value-type="float" office:value="979487.833333334" calcext:value-type="float">
            <text:p>979.488</text:p>
          </table:table-cell>
          <table:table-cell table:formula="of:=[.C42]/[.$C$115]" office:value-type="percentage" office:value="0.704616087445594" calcext:value-type="percentage">
            <text:p>70,5 %</text:p>
          </table:table-cell>
          <table:table-cell table:formula="of:=[.$B$115]/[.B42]" office:value-type="float" office:value="4.52441038112189" calcext:value-type="float">
            <text:p>4,5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float" office:value="1772.33333333333" calcext:value-type="float">
            <text:p>1.772</text:p>
          </table:table-cell>
          <table:table-cell table:formula="of:=[.C42]+[.B42]*([.A43]-[.A42])" office:value-type="float" office:value="995781.833333334" calcext:value-type="float">
            <text:p>995.782</text:p>
          </table:table-cell>
          <table:table-cell table:formula="of:=[.C43]/[.$C$115]" office:value-type="percentage" office:value="0.716337534244751" calcext:value-type="percentage">
            <text:p>71,6 %</text:p>
          </table:table-cell>
          <table:table-cell table:formula="of:=[.$B$115]/[.B43]" office:value-type="float" office:value="4.15953034135791" calcext:value-type="float">
            <text:p>4,2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float" office:value="1811" calcext:value-type="float">
            <text:p>1.811</text:p>
          </table:table-cell>
          <table:table-cell table:formula="of:=[.C43]+[.B43]*([.A44]-[.A43])" office:value-type="float" office:value="1001098.83333333" calcext:value-type="float">
            <text:p>1.001.099</text:p>
          </table:table-cell>
          <table:table-cell table:formula="of:=[.C44]/[.$C$115]" office:value-type="percentage" office:value="0.720162434983128" calcext:value-type="percentage">
            <text:p>72,0 %</text:p>
          </table:table-cell>
          <table:table-cell table:formula="of:=[.$B$115]/[.B44]" office:value-type="float" office:value="4.0707201960243" calcext:value-type="float">
            <text:p>4,1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float" office:value="1905.4" calcext:value-type="float">
            <text:p>1.905</text:p>
          </table:table-cell>
          <table:table-cell table:formula="of:=[.C44]+[.B44]*([.A45]-[.A44])" office:value-type="float" office:value="1013775.83333333" calcext:value-type="float">
            <text:p>1.013.776</text:p>
          </table:table-cell>
          <table:table-cell table:formula="of:=[.C45]/[.$C$115]" office:value-type="percentage" office:value="0.729281913384559" calcext:value-type="percentage">
            <text:p>72,9 %</text:p>
          </table:table-cell>
          <table:table-cell table:formula="of:=[.$B$115]/[.B45]" office:value-type="float" office:value="3.86904286501522" calcext:value-type="float">
            <text:p>3,9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float" office:value="2002.33333333333" calcext:value-type="float">
            <text:p>2.002</text:p>
          </table:table-cell>
          <table:table-cell table:formula="of:=[.C45]+[.B45]*([.A46]-[.A45])" office:value-type="float" office:value="1023302.83333333" calcext:value-type="float">
            <text:p>1.023.303</text:p>
          </table:table-cell>
          <table:table-cell table:formula="of:=[.C46]/[.$C$115]" office:value-type="percentage" office:value="0.736135370095961" calcext:value-type="percentage">
            <text:p>73,6 %</text:p>
          </table:table-cell>
          <table:table-cell table:formula="of:=[.$B$115]/[.B46]" office:value-type="float" office:value="3.68174177209922" calcext:value-type="float">
            <text:p>3,7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float" office:value="2101.75" calcext:value-type="float">
            <text:p>2.102</text:p>
          </table:table-cell>
          <table:table-cell table:formula="of:=[.C46]+[.B46]*([.A47]-[.A46])" office:value-type="float" office:value="1033314.5" calcext:value-type="float">
            <text:p>1.033.315</text:p>
          </table:table-cell>
          <table:table-cell table:formula="of:=[.C47]/[.$C$115]" office:value-type="percentage" office:value="0.743337482419775" calcext:value-type="percentage">
            <text:p>74,3 %</text:p>
          </table:table-cell>
          <table:table-cell table:formula="of:=[.$B$115]/[.B47]" office:value-type="float" office:value="3.5075885690496" calcext:value-type="float">
            <text:p>3,5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float" office:value="2314" calcext:value-type="float">
            <text:p>2.314</text:p>
          </table:table-cell>
          <table:table-cell table:formula="of:=[.C47]+[.B47]*([.A48]-[.A47])" office:value-type="float" office:value="1054332" calcext:value-type="float">
            <text:p>1.054.332</text:p>
          </table:table-cell>
          <table:table-cell table:formula="of:=[.C48]/[.$C$115]" office:value-type="percentage" office:value="0.758456882696029" calcext:value-type="percentage">
            <text:p>75,8 %</text:p>
          </table:table-cell>
          <table:table-cell table:formula="of:=[.$B$115]/[.B48]" office:value-type="float" office:value="3.18585750864304" calcext:value-type="float">
            <text:p>3,2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498.3737654" calcext:value-type="float">
            <text:p>2.498</text:p>
          </table:table-cell>
          <table:table-cell table:formula="of:=[.C48]+[.B48]*([.A49]-[.A48])" office:value-type="float" office:value="1077472" calcext:value-type="float">
            <text:p>1.077.472</text:p>
          </table:table-cell>
          <table:table-cell table:formula="of:=[.C49]/[.$C$115]" office:value-type="percentage" office:value="0.775103149968184" calcext:value-type="percentage">
            <text:p>77,5 %</text:p>
          </table:table-cell>
          <table:table-cell table:formula="of:=[.$B$115]/[.B49]" office:value-type="float" office:value="2.95074915414816" calcext:value-type="float">
            <text:p>3,0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float" office:value="2579.81793133333" calcext:value-type="float">
            <text:p>2.580</text:p>
          </table:table-cell>
          <table:table-cell table:formula="of:=[.C49]+[.B49]*([.A50]-[.A49])" office:value-type="float" office:value="1079970.3737654" calcext:value-type="float">
            <text:p>1.079.970</text:p>
          </table:table-cell>
          <table:table-cell table:formula="of:=[.C50]/[.$C$115]" office:value-type="percentage" office:value="0.776900410013327" calcext:value-type="percentage">
            <text:p>77,7 %</text:p>
          </table:table-cell>
          <table:table-cell table:formula="of:=[.$B$115]/[.B50]" office:value-type="float" office:value="2.85759478816781" calcext:value-type="float">
            <text:p>2,9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float" office:value="2624.67112466667" calcext:value-type="float">
            <text:p>2.625</text:p>
          </table:table-cell>
          <table:table-cell table:formula="of:=[.C50]+[.B50]*([.A51]-[.A50])" office:value-type="float" office:value="1082550.19169673" calcext:value-type="float">
            <text:p>1.082.550</text:p>
          </table:table-cell>
          <table:table-cell table:formula="of:=[.C51]/[.$C$115]" office:value-type="percentage" office:value="0.778756258708161" calcext:value-type="percentage">
            <text:p>77,9 %</text:p>
          </table:table-cell>
          <table:table-cell table:formula="of:=[.$B$115]/[.B51]" office:value-type="float" office:value="2.8087611456221" calcext:value-type="float">
            <text:p>2,8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float" office:value="2671.29259366667" calcext:value-type="float">
            <text:p>2.671</text:p>
          </table:table-cell>
          <table:table-cell table:formula="of:=[.C51]+[.B51]*([.A52]-[.A51])" office:value-type="float" office:value="1085174.8628214" calcext:value-type="float">
            <text:p>1.085.175</text:p>
          </table:table-cell>
          <table:table-cell table:formula="of:=[.C52]/[.$C$115]" office:value-type="percentage" office:value="0.780644373532825" calcext:value-type="percentage">
            <text:p>78,1 %</text:p>
          </table:table-cell>
          <table:table-cell table:formula="of:=[.$B$115]/[.B52]" office:value-type="float" office:value="2.75974046889448" calcext:value-type="float">
            <text:p>2,8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float" office:value="2720.10904366667" calcext:value-type="float">
            <text:p>2.720</text:p>
          </table:table-cell>
          <table:table-cell table:formula="of:=[.C52]+[.B52]*([.A53]-[.A52])" office:value-type="float" office:value="1087846.15541507" calcext:value-type="float">
            <text:p>1.087.846</text:p>
          </table:table-cell>
          <table:table-cell table:formula="of:=[.C53]/[.$C$115]" office:value-type="percentage" office:value="0.782566026535258" calcext:value-type="percentage">
            <text:p>78,3 %</text:p>
          </table:table-cell>
          <table:table-cell table:formula="of:=[.$B$115]/[.B53]" office:value-type="float" office:value="2.71021277333153" calcext:value-type="float">
            <text:p>2,7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2770.941308" calcext:value-type="float">
            <text:p>2.771</text:p>
          </table:table-cell>
          <table:table-cell table:formula="of:=[.C53]+[.B53]*([.A54]-[.A53])" office:value-type="float" office:value="1090566.26445873" calcext:value-type="float">
            <text:p>1.090.566</text:p>
          </table:table-cell>
          <table:table-cell table:formula="of:=[.C54]/[.$C$115]" office:value-type="percentage" office:value="0.784522796723256" calcext:value-type="percentage">
            <text:p>78,5 %</text:p>
          </table:table-cell>
          <table:table-cell table:formula="of:=[.$B$115]/[.B54]" office:value-type="float" office:value="2.66049455963432" calcext:value-type="float">
            <text:p>2,7</text:p>
          </table:table-cell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float" office:value="2823.124568" calcext:value-type="float">
            <text:p>2.823</text:p>
          </table:table-cell>
          <table:table-cell table:formula="of:=[.C54]+[.B54]*([.A55]-[.A54])" office:value-type="float" office:value="1093337.20576673" calcext:value-type="float">
            <text:p>1.093.337</text:p>
          </table:table-cell>
          <table:table-cell table:formula="of:=[.C55]/[.$C$115]" office:value-type="percentage" office:value="0.786516134217138" calcext:value-type="percentage">
            <text:p>78,7 %</text:p>
          </table:table-cell>
          <table:table-cell table:formula="of:=[.$B$115]/[.B55]" office:value-type="float" office:value="2.61131738874089" calcext:value-type="float">
            <text:p>2,6</text:p>
          </table:table-cell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float" office:value="2878.10883733333" calcext:value-type="float">
            <text:p>2.878</text:p>
          </table:table-cell>
          <table:table-cell table:formula="of:=[.C55]+[.B55]*([.A56]-[.A55])" office:value-type="float" office:value="1096160.33033473" calcext:value-type="float">
            <text:p>1.096.160</text:p>
          </table:table-cell>
          <table:table-cell table:formula="of:=[.C56]/[.$C$115]" office:value-type="percentage" office:value="0.78854701088531" calcext:value-type="percentage">
            <text:p>78,9 %</text:p>
          </table:table-cell>
          <table:table-cell table:formula="of:=[.$B$115]/[.B56]" office:value-type="float" office:value="2.56142998463897" calcext:value-type="float">
            <text:p>2,6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float" office:value="2934.473805" calcext:value-type="float">
            <text:p>2.934</text:p>
          </table:table-cell>
          <table:table-cell table:formula="of:=[.C56]+[.B56]*([.A57]-[.A56])" office:value-type="float" office:value="1099038.43917207" calcext:value-type="float">
            <text:p>1.099.038</text:p>
          </table:table-cell>
          <table:table-cell table:formula="of:=[.C57]/[.$C$115]" office:value-type="percentage" office:value="0.790617441695362" calcext:value-type="percentage">
            <text:p>79,1 %</text:p>
          </table:table-cell>
          <table:table-cell table:formula="of:=[.$B$115]/[.B57]" office:value-type="float" office:value="2.51223039116548" calcext:value-type="float">
            <text:p>2,5</text:p>
          </table:table-cell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float" office:value="2989.00713566667" calcext:value-type="float">
            <text:p>2.989</text:p>
          </table:table-cell>
          <table:table-cell table:formula="of:=[.C57]+[.B57]*([.A58]-[.A57])" office:value-type="float" office:value="1101972.91297707" calcext:value-type="float">
            <text:p>1.101.973</text:p>
          </table:table-cell>
          <table:table-cell table:formula="of:=[.C58]/[.$C$115]" office:value-type="percentage" office:value="0.792728419882967" calcext:value-type="percentage">
            <text:p>79,3 %</text:p>
          </table:table-cell>
          <table:table-cell table:formula="of:=[.$B$115]/[.B58]" office:value-type="float" office:value="2.4663956760196" calcext:value-type="float">
            <text:p>2,5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3038.1278625" calcext:value-type="float">
            <text:p>3.038</text:p>
          </table:table-cell>
          <table:table-cell table:formula="of:=[.C58]+[.B58]*([.A59]-[.A58])" office:value-type="float" office:value="1104961.92011273" calcext:value-type="float">
            <text:p>1.104.962</text:p>
          </table:table-cell>
          <table:table-cell table:formula="of:=[.C59]/[.$C$115]" office:value-type="percentage" office:value="0.794878627819816" calcext:value-type="percentage">
            <text:p>79,5 %</text:p>
          </table:table-cell>
          <table:table-cell table:formula="of:=[.$B$115]/[.B59]" office:value-type="float" office:value="2.42651876703231" calcext:value-type="float">
            <text:p>2,4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float" office:value="3082.986065" calcext:value-type="float">
            <text:p>3.083</text:p>
          </table:table-cell>
          <table:table-cell table:formula="of:=[.C59]+[.B59]*([.A60]-[.A59])" office:value-type="float" office:value="1108000.04797523" calcext:value-type="float">
            <text:p>1.108.000</text:p>
          </table:table-cell>
          <table:table-cell table:formula="of:=[.C60]/[.$C$115]" office:value-type="percentage" office:value="0.797064171830454" calcext:value-type="percentage">
            <text:p>79,7 %</text:p>
          </table:table-cell>
          <table:table-cell table:formula="of:=[.$B$115]/[.B60]" office:value-type="float" office:value="2.39121232453576" calcext:value-type="float">
            <text:p>2,4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float" office:value="3113.237937" calcext:value-type="float">
            <text:p>3.113</text:p>
          </table:table-cell>
          <table:table-cell table:formula="of:=[.C60]+[.B60]*([.A61]-[.A60])" office:value-type="float" office:value="1111083.03404023" calcext:value-type="float">
            <text:p>1.111.083</text:p>
          </table:table-cell>
          <table:table-cell table:formula="of:=[.C61]/[.$C$115]" office:value-type="percentage" office:value="0.799281985574374" calcext:value-type="percentage">
            <text:p>79,9 %</text:p>
          </table:table-cell>
          <table:table-cell table:formula="of:=[.$B$115]/[.B61]" office:value-type="float" office:value="2.36797650040971" calcext:value-type="float">
            <text:p>2,4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float" office:value="3204.120053" calcext:value-type="float">
            <text:p>3.204</text:p>
          </table:table-cell>
          <table:table-cell table:formula="of:=[.C61]+[.B61]*([.A62]-[.A61])" office:value-type="float" office:value="1114196.27197723" calcext:value-type="float">
            <text:p>1.114.196</text:p>
          </table:table-cell>
          <table:table-cell table:formula="of:=[.C62]/[.$C$115]" office:value-type="percentage" office:value="0.801521561666903" calcext:value-type="percentage">
            <text:p>80,2 %</text:p>
          </table:table-cell>
          <table:table-cell table:formula="of:=[.$B$115]/[.B62]" office:value-type="float" office:value="2.30081087882383" calcext:value-type="float">
            <text:p>2,3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float" office:value="3270.47237933333" calcext:value-type="float">
            <text:p>3.270</text:p>
          </table:table-cell>
          <table:table-cell table:formula="of:=[.C62]+[.B62]*([.A63]-[.A62])" office:value-type="float" office:value="1117400.39203023" calcext:value-type="float">
            <text:p>1.117.400</text:p>
          </table:table-cell>
          <table:table-cell table:formula="of:=[.C63]/[.$C$115]" office:value-type="percentage" office:value="0.80382651580581" calcext:value-type="percentage">
            <text:p>80,4 %</text:p>
          </table:table-cell>
          <table:table-cell table:formula="of:=[.$B$115]/[.B63]" office:value-type="float" office:value="2.25413133637372" calcext:value-type="float">
            <text:p>2,3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337.56209066667" calcext:value-type="float">
            <text:p>3.338</text:p>
          </table:table-cell>
          <table:table-cell table:formula="of:=[.C63]+[.B63]*([.A64]-[.A63])" office:value-type="float" office:value="1120670.86440957" calcext:value-type="float">
            <text:p>1.120.671</text:p>
          </table:table-cell>
          <table:table-cell table:formula="of:=[.C64]/[.$C$115]" office:value-type="percentage" office:value="0.8061792019481" calcext:value-type="percentage">
            <text:p>80,6 %</text:p>
          </table:table-cell>
          <table:table-cell table:formula="of:=[.$B$115]/[.B64]" office:value-type="float" office:value="2.20882011322446" calcext:value-type="float">
            <text:p>2,2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float" office:value="3377.0942925" calcext:value-type="float">
            <text:p>3.377</text:p>
          </table:table-cell>
          <table:table-cell table:formula="of:=[.C64]+[.B64]*([.A65]-[.A64])" office:value-type="float" office:value="1124008.42650023" calcext:value-type="float">
            <text:p>1.124.008</text:p>
          </table:table-cell>
          <table:table-cell table:formula="of:=[.C65]/[.$C$115]" office:value-type="percentage" office:value="0.808580150547869" calcext:value-type="percentage">
            <text:p>80,9 %</text:p>
          </table:table-cell>
          <table:table-cell table:formula="of:=[.$B$115]/[.B65]" office:value-type="float" office:value="2.1829637068092" calcext:value-type="float">
            <text:p>2,2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float" office:value="3476.77314633333" calcext:value-type="float">
            <text:p>3.477</text:p>
          </table:table-cell>
          <table:table-cell table:formula="of:=[.C65]+[.B65]*([.A66]-[.A65])" office:value-type="float" office:value="1127385.52079273" calcext:value-type="float">
            <text:p>1.127.386</text:p>
          </table:table-cell>
          <table:table-cell table:formula="of:=[.C66]/[.$C$115]" office:value-type="percentage" office:value="0.811009537505355" calcext:value-type="percentage">
            <text:p>81,1 %</text:p>
          </table:table-cell>
          <table:table-cell table:formula="of:=[.$B$115]/[.B66]" office:value-type="float" office:value="2.12037828317177" calcext:value-type="float">
            <text:p>2,1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float" office:value="3549.02490433333" calcext:value-type="float">
            <text:p>3.549</text:p>
          </table:table-cell>
          <table:table-cell table:formula="of:=[.C66]+[.B66]*([.A67]-[.A66])" office:value-type="float" office:value="1130862.29393907" calcext:value-type="float">
            <text:p>1.130.862</text:p>
          </table:table-cell>
          <table:table-cell table:formula="of:=[.C67]/[.$C$115]" office:value-type="percentage" office:value="0.813510630635801" calcext:value-type="percentage">
            <text:p>81,4 %</text:p>
          </table:table-cell>
          <table:table-cell table:formula="of:=[.$B$115]/[.B67]" office:value-type="float" office:value="2.07721119848969" calcext:value-type="float">
            <text:p>2,1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float" office:value="3623.00359966667" calcext:value-type="float">
            <text:p>3.623</text:p>
          </table:table-cell>
          <table:table-cell table:formula="of:=[.C67]+[.B67]*([.A68]-[.A67])" office:value-type="float" office:value="1134411.3188434" calcext:value-type="float">
            <text:p>1.134.411</text:p>
          </table:table-cell>
          <table:table-cell table:formula="of:=[.C68]/[.$C$115]" office:value-type="percentage" office:value="0.81606369965538" calcext:value-type="percentage">
            <text:p>81,6 %</text:p>
          </table:table-cell>
          <table:table-cell table:formula="of:=[.$B$115]/[.B68]" office:value-type="float" office:value="2.03479628772057" calcext:value-type="float">
            <text:p>2,0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3667.718194" calcext:value-type="float">
            <text:p>3.668</text:p>
          </table:table-cell>
          <table:table-cell table:formula="of:=[.C68]+[.B68]*([.A69]-[.A68])" office:value-type="float" office:value="1138034.32244307" calcext:value-type="float">
            <text:p>1.138.034</text:p>
          </table:table-cell>
          <table:table-cell table:formula="of:=[.C69]/[.$C$115]" office:value-type="percentage" office:value="0.818669986874396" calcext:value-type="percentage">
            <text:p>81,9 %</text:p>
          </table:table-cell>
          <table:table-cell table:formula="of:=[.$B$115]/[.B69]" office:value-type="float" office:value="2.00998928627067" calcext:value-type="float">
            <text:p>2,0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float" office:value="3775.63309766667" calcext:value-type="float">
            <text:p>3.776</text:p>
          </table:table-cell>
          <table:table-cell table:formula="of:=[.C69]+[.B69]*([.A70]-[.A69])" office:value-type="float" office:value="1141702.04063707" calcext:value-type="float">
            <text:p>1.141.702</text:p>
          </table:table-cell>
          <table:table-cell table:formula="of:=[.C70]/[.$C$115]" office:value-type="percentage" office:value="0.821308440519006" calcext:value-type="percentage">
            <text:p>82,1 %</text:p>
          </table:table-cell>
          <table:table-cell table:formula="of:=[.$B$115]/[.B70]" office:value-type="float" office:value="1.95253990107141" calcext:value-type="float">
            <text:p>2,0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float" office:value="3851.98042133333" calcext:value-type="float">
            <text:p>3.852</text:p>
          </table:table-cell>
          <table:table-cell table:formula="of:=[.C70]+[.B70]*([.A71]-[.A70])" office:value-type="float" office:value="1145477.67373473" calcext:value-type="float">
            <text:p>1.145.478</text:p>
          </table:table-cell>
          <table:table-cell table:formula="of:=[.C71]/[.$C$115]" office:value-type="percentage" office:value="0.824024525119929" calcext:value-type="percentage">
            <text:p>82,4 %</text:p>
          </table:table-cell>
          <table:table-cell table:formula="of:=[.$B$115]/[.B71]" office:value-type="float" office:value="1.91384001698747" calcext:value-type="float">
            <text:p>1,9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float" office:value="3913.4143548" calcext:value-type="float">
            <text:p>3.913</text:p>
          </table:table-cell>
          <table:table-cell table:formula="of:=[.C71]+[.B71]*([.A72]-[.A71])" office:value-type="float" office:value="1149329.65415607" calcext:value-type="float">
            <text:p>1.149.330</text:p>
          </table:table-cell>
          <table:table-cell table:formula="of:=[.C72]/[.$C$115]" office:value-type="percentage" office:value="0.826795531845107" calcext:value-type="percentage">
            <text:p>82,7 %</text:p>
          </table:table-cell>
          <table:table-cell table:formula="of:=[.$B$115]/[.B72]" office:value-type="float" office:value="1.88379599158923" calcext:value-type="float">
            <text:p>1,9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float" office:value="4003.19691166667" calcext:value-type="float">
            <text:p>4.003</text:p>
          </table:table-cell>
          <table:table-cell table:formula="of:=[.C72]+[.B72]*([.A73]-[.A72])" office:value-type="float" office:value="1153243.06851087" calcext:value-type="float">
            <text:p>1.153.243</text:p>
          </table:table-cell>
          <table:table-cell table:formula="of:=[.C73]/[.$C$115]" office:value-type="percentage" office:value="0.829610732419727" calcext:value-type="percentage">
            <text:p>83,0 %</text:p>
          </table:table-cell>
          <table:table-cell table:formula="of:=[.$B$115]/[.B73]" office:value-type="float" office:value="1.84154675317502" calcext:value-type="float">
            <text:p>1,8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4026.1549334" calcext:value-type="float">
            <text:p>4.026</text:p>
          </table:table-cell>
          <table:table-cell table:formula="of:=[.C73]+[.B73]*([.A74]-[.A73])" office:value-type="float" office:value="1157246.26542253" calcext:value-type="float">
            <text:p>1.157.246</text:p>
          </table:table-cell>
          <table:table-cell table:formula="of:=[.C74]/[.$C$115]" office:value-type="percentage" office:value="0.83249052004871" calcext:value-type="percentage">
            <text:p>83,2 %</text:p>
          </table:table-cell>
          <table:table-cell table:formula="of:=[.$B$115]/[.B74]" office:value-type="float" office:value="1.83104584819702" calcext:value-type="float">
            <text:p>1,8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float" office:value="4149.25528666667" calcext:value-type="float">
            <text:p>4.149</text:p>
          </table:table-cell>
          <table:table-cell table:formula="of:=[.C74]+[.B74]*([.A75]-[.A74])" office:value-type="float" office:value="1161272.42035593" calcext:value-type="float">
            <text:p>1.161.272</text:p>
          </table:table-cell>
          <table:table-cell table:formula="of:=[.C75]/[.$C$115]" office:value-type="percentage" office:value="0.835386823034902" calcext:value-type="percentage">
            <text:p>83,5 %</text:p>
          </table:table-cell>
          <table:table-cell table:formula="of:=[.$B$115]/[.B75]" office:value-type="float" office:value="1.77672227078667" calcext:value-type="float">
            <text:p>1,8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float" office:value="4222.14677166667" calcext:value-type="float">
            <text:p>4.222</text:p>
          </table:table-cell>
          <table:table-cell table:formula="of:=[.C75]+[.B75]*([.A76]-[.A75])" office:value-type="float" office:value="1165421.6756426" calcext:value-type="float">
            <text:p>1.165.422</text:p>
          </table:table-cell>
          <table:table-cell table:formula="of:=[.C76]/[.$C$115]" office:value-type="percentage" office:value="0.838371680964126" calcext:value-type="percentage">
            <text:p>83,8 %</text:p>
          </table:table-cell>
          <table:table-cell table:formula="of:=[.$B$115]/[.B76]" office:value-type="float" office:value="1.74604879310956" calcext:value-type="float">
            <text:p>1,7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float" office:value="4295.362526" calcext:value-type="float">
            <text:p>4.295</text:p>
          </table:table-cell>
          <table:table-cell table:formula="of:=[.C76]+[.B76]*([.A77]-[.A76])" office:value-type="float" office:value="1169643.82241427" calcext:value-type="float">
            <text:p>1.169.644</text:p>
          </table:table-cell>
          <table:table-cell table:formula="of:=[.C77]/[.$C$115]" office:value-type="percentage" office:value="0.841408974984154" calcext:value-type="percentage">
            <text:p>84,1 %</text:p>
          </table:table-cell>
          <table:table-cell table:formula="of:=[.$B$115]/[.B77]" office:value-type="float" office:value="1.7162868629543" calcext:value-type="float">
            <text:p>1,7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float" office:value="4371.22860433333" calcext:value-type="float">
            <text:p>4.371</text:p>
          </table:table-cell>
          <table:table-cell table:formula="of:=[.C77]+[.B77]*([.A78]-[.A77])" office:value-type="float" office:value="1173939.18494027" calcext:value-type="float">
            <text:p>1.173.939</text:p>
          </table:table-cell>
          <table:table-cell table:formula="of:=[.C78]/[.$C$115]" office:value-type="percentage" office:value="0.844498938365251" calcext:value-type="percentage">
            <text:p>84,4 %</text:p>
          </table:table-cell>
          <table:table-cell table:formula="of:=[.$B$115]/[.B78]" office:value-type="float" office:value="1.68649936717833" calcext:value-type="float">
            <text:p>1,7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4450.23513325" calcext:value-type="float">
            <text:p>4.450</text:p>
          </table:table-cell>
          <table:table-cell table:formula="of:=[.C78]+[.B78]*([.A79]-[.A78])" office:value-type="float" office:value="1178310.4135446" calcext:value-type="float">
            <text:p>1.178.310</text:p>
          </table:table-cell>
          <table:table-cell table:formula="of:=[.C79]/[.$C$115]" office:value-type="percentage" office:value="0.847643477676203" calcext:value-type="percentage">
            <text:p>84,8 %</text:p>
          </table:table-cell>
          <table:table-cell table:formula="of:=[.$B$115]/[.B79]" office:value-type="float" office:value="1.65655837371815" calcext:value-type="float">
            <text:p>1,7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float" office:value="4525.82758633333" calcext:value-type="float">
            <text:p>4.526</text:p>
          </table:table-cell>
          <table:table-cell table:formula="of:=[.C79]+[.B79]*([.A80]-[.A79])" office:value-type="float" office:value="1182760.64867785" calcext:value-type="float">
            <text:p>1.182.761</text:p>
          </table:table-cell>
          <table:table-cell table:formula="of:=[.C80]/[.$C$115]" office:value-type="percentage" office:value="0.850844852069116" calcext:value-type="percentage">
            <text:p>85,1 %</text:p>
          </table:table-cell>
          <table:table-cell table:formula="of:=[.$B$115]/[.B80]" office:value-type="float" office:value="1.6288897741623" calcext:value-type="float">
            <text:p>1,6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float" office:value="4603.611993" calcext:value-type="float">
            <text:p>4.604</text:p>
          </table:table-cell>
          <table:table-cell table:formula="of:=[.C80]+[.B80]*([.A81]-[.A80])" office:value-type="float" office:value="1187286.47626418" calcext:value-type="float">
            <text:p>1.187.286</text:p>
          </table:table-cell>
          <table:table-cell table:formula="of:=[.C81]/[.$C$115]" office:value-type="percentage" office:value="0.85410060555355" calcext:value-type="percentage">
            <text:p>85,4 %</text:p>
          </table:table-cell>
          <table:table-cell table:formula="of:=[.$B$115]/[.B81]" office:value-type="float" office:value="1.60136742327754" calcext:value-type="float">
            <text:p>1,6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float" office:value="4687.894861" calcext:value-type="float">
            <text:p>4.688</text:p>
          </table:table-cell>
          <table:table-cell table:formula="of:=[.C81]+[.B81]*([.A82]-[.A81])" office:value-type="float" office:value="1191890.08825718" calcext:value-type="float">
            <text:p>1.191.890</text:p>
          </table:table-cell>
          <table:table-cell table:formula="of:=[.C82]/[.$C$115]" office:value-type="percentage" office:value="0.857412314959461" calcext:value-type="percentage">
            <text:p>85,7 %</text:p>
          </table:table-cell>
          <table:table-cell table:formula="of:=[.$B$115]/[.B82]" office:value-type="float" office:value="1.57257670950142" calcext:value-type="float">
            <text:p>1,6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float" office:value="4769.161073" calcext:value-type="float">
            <text:p>4.769</text:p>
          </table:table-cell>
          <table:table-cell table:formula="of:=[.C82]+[.B82]*([.A83]-[.A82])" office:value-type="float" office:value="1196577.98311818" calcext:value-type="float">
            <text:p>1.196.578</text:p>
          </table:table-cell>
          <table:table-cell table:formula="of:=[.C83]/[.$C$115]" office:value-type="percentage" office:value="0.860784655097748" calcext:value-type="percentage">
            <text:p>86,1 %</text:p>
          </table:table-cell>
          <table:table-cell table:formula="of:=[.$B$115]/[.B83]" office:value-type="float" office:value="1.54578009888072" calcext:value-type="float">
            <text:p>1,5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4889.445804" calcext:value-type="float">
            <text:p>4.889</text:p>
          </table:table-cell>
          <table:table-cell table:formula="of:=[.C83]+[.B83]*([.A84]-[.A83])" office:value-type="float" office:value="1201347.14419118" calcext:value-type="float">
            <text:p>1.201.347</text:p>
          </table:table-cell>
          <table:table-cell table:formula="of:=[.C84]/[.$C$115]" office:value-type="percentage" office:value="0.864215455870657" calcext:value-type="percentage">
            <text:p>86,4 %</text:p>
          </table:table-cell>
          <table:table-cell table:formula="of:=[.$B$115]/[.B84]" office:value-type="float" office:value="1.50775252871583" calcext:value-type="float">
            <text:p>1,5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float" office:value="4938.305314" calcext:value-type="float">
            <text:p>4.938</text:p>
          </table:table-cell>
          <table:table-cell table:formula="of:=[.C84]+[.B84]*([.A85]-[.A84])" office:value-type="float" office:value="1206236.58999518" calcext:value-type="float">
            <text:p>1.206.237</text:p>
          </table:table-cell>
          <table:table-cell table:formula="of:=[.C85]/[.$C$115]" office:value-type="percentage" office:value="0.867732786106876" calcext:value-type="percentage">
            <text:p>86,8 %</text:p>
          </table:table-cell>
          <table:table-cell table:formula="of:=[.$B$115]/[.B85]" office:value-type="float" office:value="1.49283485046992" calcext:value-type="float">
            <text:p>1,5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float" office:value="5026.396121" calcext:value-type="float">
            <text:p>5.026</text:p>
          </table:table-cell>
          <table:table-cell table:formula="of:=[.C85]+[.B85]*([.A86]-[.A85])" office:value-type="float" office:value="1211174.89530918" calcext:value-type="float">
            <text:p>1.211.175</text:p>
          </table:table-cell>
          <table:table-cell table:formula="of:=[.C86]/[.$C$115]" office:value-type="percentage" office:value="0.871285264504817" calcext:value-type="percentage">
            <text:p>87,1 %</text:p>
          </table:table-cell>
          <table:table-cell table:formula="of:=[.$B$115]/[.B86]" office:value-type="float" office:value="1.4666719648696" calcext:value-type="float">
            <text:p>1,5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float" office:value="5115.359285" calcext:value-type="float">
            <text:p>5.115</text:p>
          </table:table-cell>
          <table:table-cell table:formula="of:=[.C86]+[.B86]*([.A87]-[.A86])" office:value-type="float" office:value="1216201.29143018" calcext:value-type="float">
            <text:p>1.216.201</text:p>
          </table:table-cell>
          <table:table-cell table:formula="of:=[.C87]/[.$C$115]" office:value-type="percentage" office:value="0.874901112959695" calcext:value-type="percentage">
            <text:p>87,5 %</text:p>
          </table:table-cell>
          <table:table-cell table:formula="of:=[.$B$115]/[.B87]" office:value-type="float" office:value="1.44116451343261" calcext:value-type="float">
            <text:p>1,4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float" office:value="5203.99337" calcext:value-type="float">
            <text:p>5.204</text:p>
          </table:table-cell>
          <table:table-cell table:formula="of:=[.C87]+[.B87]*([.A88]-[.A87])" office:value-type="float" office:value="1221316.65071518" calcext:value-type="float">
            <text:p>1.221.317</text:p>
          </table:table-cell>
          <table:table-cell table:formula="of:=[.C88]/[.$C$115]" office:value-type="percentage" office:value="0.878580959020681" calcext:value-type="percentage">
            <text:p>87,9 %</text:p>
          </table:table-cell>
          <table:table-cell table:formula="of:=[.$B$115]/[.B88]" office:value-type="float" office:value="1.41661869084972" calcext:value-type="float">
            <text:p>1,4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5296.70040025" calcext:value-type="float">
            <text:p>5.297</text:p>
          </table:table-cell>
          <table:table-cell table:formula="of:=[.C88]+[.B88]*([.A89]-[.A88])" office:value-type="float" office:value="1226520.64408518" calcext:value-type="float">
            <text:p>1.226.521</text:p>
          </table:table-cell>
          <table:table-cell table:formula="of:=[.C89]/[.$C$115]" office:value-type="percentage" office:value="0.882324565957567" calcext:value-type="percentage">
            <text:p>88,2 %</text:p>
          </table:table-cell>
          <table:table-cell table:formula="of:=[.$B$115]/[.B89]" office:value-type="float" office:value="1.39182391261021" calcext:value-type="float">
            <text:p>1,4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float" office:value="5377.47221533333" calcext:value-type="float">
            <text:p>5.377</text:p>
          </table:table-cell>
          <table:table-cell table:formula="of:=[.C89]+[.B89]*([.A90]-[.A89])" office:value-type="float" office:value="1231817.34448543" calcext:value-type="float">
            <text:p>1.231.817</text:p>
          </table:table-cell>
          <table:table-cell table:formula="of:=[.C90]/[.$C$115]" office:value-type="percentage" office:value="0.886134863732982" calcext:value-type="percentage">
            <text:p>88,6 %</text:p>
          </table:table-cell>
          <table:table-cell table:formula="of:=[.$B$115]/[.B90]" office:value-type="float" office:value="1.37091815258092" calcext:value-type="float">
            <text:p>1,4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float" office:value="5462.252616" calcext:value-type="float">
            <text:p>5.462</text:p>
          </table:table-cell>
          <table:table-cell table:formula="of:=[.C90]+[.B90]*([.A91]-[.A90])" office:value-type="float" office:value="1237194.81670077" calcext:value-type="float">
            <text:p>1.237.195</text:p>
          </table:table-cell>
          <table:table-cell table:formula="of:=[.C91]/[.$C$115]" office:value-type="percentage" office:value="0.890003266487737" calcext:value-type="percentage">
            <text:p>89,0 %</text:p>
          </table:table-cell>
          <table:table-cell table:formula="of:=[.$B$115]/[.B91]" office:value-type="float" office:value="1.34963993671874" calcext:value-type="float">
            <text:p>1,3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float" office:value="5545.08680833333" calcext:value-type="float">
            <text:p>5.545</text:p>
          </table:table-cell>
          <table:table-cell table:formula="of:=[.C91]+[.B91]*([.A92]-[.A91])" office:value-type="float" office:value="1242657.06931677" calcext:value-type="float">
            <text:p>1.242.657</text:p>
          </table:table-cell>
          <table:table-cell table:formula="of:=[.C92]/[.$C$115]" office:value-type="percentage" office:value="0.89393265788592" calcext:value-type="percentage">
            <text:p>89,4 %</text:p>
          </table:table-cell>
          <table:table-cell table:formula="of:=[.$B$115]/[.B92]" office:value-type="float" office:value="1.32947860508171" calcext:value-type="float">
            <text:p>1,3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float" office:value="5626.38815933333" calcext:value-type="float">
            <text:p>5.626</text:p>
          </table:table-cell>
          <table:table-cell table:formula="of:=[.C92]+[.B92]*([.A93]-[.A92])" office:value-type="float" office:value="1248202.1561251" calcext:value-type="float">
            <text:p>1.248.202</text:p>
          </table:table-cell>
          <table:table-cell table:formula="of:=[.C93]/[.$C$115]" office:value-type="percentage" office:value="0.897921637879819" calcext:value-type="percentage">
            <text:p>89,8 %</text:p>
          </table:table-cell>
          <table:table-cell table:formula="of:=[.$B$115]/[.B93]" office:value-type="float" office:value="1.31026762929089" calcext:value-type="float">
            <text:p>1,3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720.65009925" calcext:value-type="float">
            <text:p>5.721</text:p>
          </table:table-cell>
          <table:table-cell table:formula="of:=[.C93]+[.B93]*([.A94]-[.A93])" office:value-type="float" office:value="1253828.54428443" calcext:value-type="float">
            <text:p>1.253.829</text:p>
          </table:table-cell>
          <table:table-cell table:formula="of:=[.C94]/[.$C$115]" office:value-type="percentage" office:value="0.901969103786351" calcext:value-type="percentage">
            <text:p>90,2 %</text:p>
          </table:table-cell>
          <table:table-cell table:formula="of:=[.$B$115]/[.B94]" office:value-type="float" office:value="1.28867771094172" calcext:value-type="float">
            <text:p>1,3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float" office:value="5787.55644766667" calcext:value-type="float">
            <text:p>5.788</text:p>
          </table:table-cell>
          <table:table-cell table:formula="of:=[.C94]+[.B94]*([.A95]-[.A94])" office:value-type="float" office:value="1259549.19438368" calcext:value-type="float">
            <text:p>1.259.549</text:p>
          </table:table-cell>
          <table:table-cell table:formula="of:=[.C95]/[.$C$115]" office:value-type="percentage" office:value="0.906084379089834" calcext:value-type="percentage">
            <text:p>90,6 %</text:p>
          </table:table-cell>
          <table:table-cell table:formula="of:=[.$B$115]/[.B95]" office:value-type="float" office:value="1.27378010766049" calcext:value-type="float">
            <text:p>1,3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float" office:value="5859.69572" calcext:value-type="float">
            <text:p>5.860</text:p>
          </table:table-cell>
          <table:table-cell table:formula="of:=[.C95]+[.B95]*([.A96]-[.A95])" office:value-type="float" office:value="1265336.75083135" calcext:value-type="float">
            <text:p>1.265.337</text:p>
          </table:table-cell>
          <table:table-cell table:formula="of:=[.C96]/[.$C$115]" office:value-type="percentage" office:value="0.910247784944654" calcext:value-type="percentage">
            <text:p>91,0 %</text:p>
          </table:table-cell>
          <table:table-cell table:formula="of:=[.$B$115]/[.B96]" office:value-type="float" office:value="1.25809847938657" calcext:value-type="float">
            <text:p>1,3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float" office:value="5943.96096833333" calcext:value-type="float">
            <text:p>5.944</text:p>
          </table:table-cell>
          <table:table-cell table:formula="of:=[.C96]+[.B96]*([.A97]-[.A96])" office:value-type="float" office:value="1271196.44655135" calcext:value-type="float">
            <text:p>1.271.196</text:p>
          </table:table-cell>
          <table:table-cell table:formula="of:=[.C97]/[.$C$115]" office:value-type="percentage" office:value="0.914463085769573" calcext:value-type="percentage">
            <text:p>91,4 %</text:p>
          </table:table-cell>
          <table:table-cell table:formula="of:=[.$B$115]/[.B97]" office:value-type="float" office:value="1.24026290116557" calcext:value-type="float">
            <text:p>1,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6021.05831066667" calcext:value-type="float">
            <text:p>6.021</text:p>
          </table:table-cell>
          <table:table-cell table:formula="of:=[.C97]+[.B97]*([.A98]-[.A97])" office:value-type="float" office:value="1277140.40751968" calcext:value-type="float">
            <text:p>1.277.140</text:p>
          </table:table-cell>
          <table:table-cell table:formula="of:=[.C98]/[.$C$115]" office:value-type="percentage" office:value="0.918739004651775" calcext:value-type="percentage">
            <text:p>91,9 %</text:p>
          </table:table-cell>
          <table:table-cell table:formula="of:=[.$B$115]/[.B98]" office:value-type="float" office:value="1.22438181041029" calcext:value-type="float">
            <text:p>1,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042.47163516667" calcext:value-type="float">
            <text:p>6.042</text:p>
          </table:table-cell>
          <table:table-cell table:formula="of:=[.C98]+[.B98]*([.A99]-[.A98])" office:value-type="float" office:value="1283161.46583035" calcext:value-type="float">
            <text:p>1.283.161</text:p>
          </table:table-cell>
          <table:table-cell table:formula="of:=[.C99]/[.$C$115]" office:value-type="percentage" office:value="0.923070385200633" calcext:value-type="percentage">
            <text:p>92,3 %</text:p>
          </table:table-cell>
          <table:table-cell table:formula="of:=[.$B$115]/[.B99]" office:value-type="float" office:value="1.22004284341116" calcext:value-type="float">
            <text:p>1,2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float" office:value="6165.28931825" calcext:value-type="float">
            <text:p>6.165</text:p>
          </table:table-cell>
          <table:table-cell table:formula="of:=[.C99]+[.B99]*([.A100]-[.A99])" office:value-type="float" office:value="1289203.93746552" calcext:value-type="float">
            <text:p>1.289.204</text:p>
          </table:table-cell>
          <table:table-cell table:formula="of:=[.C100]/[.$C$115]" office:value-type="percentage" office:value="0.927417169894817" calcext:value-type="percentage">
            <text:p>92,7 %</text:p>
          </table:table-cell>
          <table:table-cell table:formula="of:=[.$B$115]/[.B100]" office:value-type="float" office:value="1.19573857680576" calcext:value-type="float">
            <text:p>1,2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float" office:value="6242.39354125" calcext:value-type="float">
            <text:p>6.242</text:p>
          </table:table-cell>
          <table:table-cell table:formula="of:=[.C100]+[.B100]*([.A101]-[.A100])" office:value-type="float" office:value="1295369.22678377" calcext:value-type="float">
            <text:p>1.295.369</text:p>
          </table:table-cell>
          <table:table-cell table:formula="of:=[.C101]/[.$C$115]" office:value-type="percentage" office:value="0.931852306187027" calcext:value-type="percentage">
            <text:p>93,2 %</text:p>
          </table:table-cell>
          <table:table-cell table:formula="of:=[.$B$115]/[.B101]" office:value-type="float" office:value="1.18096916291564" calcext:value-type="float">
            <text:p>1,2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float" office:value="6324.73667625" calcext:value-type="float">
            <text:p>6.325</text:p>
          </table:table-cell>
          <table:table-cell table:formula="of:=[.C101]+[.B101]*([.A102]-[.A101])" office:value-type="float" office:value="1301611.62032502" calcext:value-type="float">
            <text:p>1.301.612</text:p>
          </table:table-cell>
          <table:table-cell table:formula="of:=[.C102]/[.$C$115]" office:value-type="percentage" office:value="0.936342909095654" calcext:value-type="percentage">
            <text:p>93,6 %</text:p>
          </table:table-cell>
          <table:table-cell table:formula="of:=[.$B$115]/[.B102]" office:value-type="float" office:value="1.16559386617357" calcext:value-type="float">
            <text:p>1,2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float" office:value="6400.365276" calcext:value-type="float">
            <text:p>6.400</text:p>
          </table:table-cell>
          <table:table-cell table:formula="of:=[.C102]+[.B102]*([.A103]-[.A102])" office:value-type="float" office:value="1307936.35700127" calcext:value-type="float">
            <text:p>1.307.936</text:p>
          </table:table-cell>
          <table:table-cell table:formula="of:=[.C103]/[.$C$115]" office:value-type="percentage" office:value="0.940892747347117" calcext:value-type="percentage">
            <text:p>94,1 %</text:p>
          </table:table-cell>
          <table:table-cell table:formula="of:=[.$B$115]/[.B103]" office:value-type="float" office:value="1.15182086601271" calcext:value-type="float">
            <text:p>1,2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6481.78158425" calcext:value-type="float">
            <text:p>6.482</text:p>
          </table:table-cell>
          <table:table-cell table:formula="of:=[.C103]+[.B103]*([.A104]-[.A103])" office:value-type="float" office:value="1314336.72227727" calcext:value-type="float">
            <text:p>1.314.337</text:p>
          </table:table-cell>
          <table:table-cell table:formula="of:=[.C104]/[.$C$115]" office:value-type="percentage" office:value="0.945496990692999" calcext:value-type="percentage">
            <text:p>94,5 %</text:p>
          </table:table-cell>
          <table:table-cell table:formula="of:=[.$B$115]/[.B104]" office:value-type="float" office:value="1.13735308405228" calcext:value-type="float">
            <text:p>1,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float" office:value="6559.92637775" calcext:value-type="float">
            <text:p>6.560</text:p>
          </table:table-cell>
          <table:table-cell table:formula="of:=[.C104]+[.B104]*([.A105]-[.A104])" office:value-type="float" office:value="1320818.50386152" calcext:value-type="float">
            <text:p>1.320.819</text:p>
          </table:table-cell>
          <table:table-cell table:formula="of:=[.C105]/[.$C$115]" office:value-type="percentage" office:value="0.950159802648538" calcext:value-type="percentage">
            <text:p>95,0 %</text:p>
          </table:table-cell>
          <table:table-cell table:formula="of:=[.$B$115]/[.B105]" office:value-type="float" office:value="1.12380442256252" calcext:value-type="float">
            <text:p>1,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636.177174" calcext:value-type="float">
            <text:p>6.636</text:p>
          </table:table-cell>
          <table:table-cell table:formula="of:=[.C105]+[.B105]*([.A106]-[.A105])" office:value-type="float" office:value="1327378.43023927" calcext:value-type="float">
            <text:p>1.327.378</text:p>
          </table:table-cell>
          <table:table-cell table:formula="of:=[.C106]/[.$C$115]" office:value-type="percentage" office:value="0.954878829777738" calcext:value-type="percentage">
            <text:p>95,5 %</text:p>
          </table:table-cell>
          <table:table-cell table:formula="of:=[.$B$115]/[.B106]" office:value-type="float" office:value="1.11089171999253" calcext:value-type="float">
            <text:p>1,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6715.632752" calcext:value-type="float">
            <text:p>6.716</text:p>
          </table:table-cell>
          <table:table-cell table:formula="of:=[.C106]+[.B106]*([.A107]-[.A106])" office:value-type="float" office:value="1334014.60741327" calcext:value-type="float">
            <text:p>1.334.015</text:p>
          </table:table-cell>
          <table:table-cell table:formula="of:=[.C107]/[.$C$115]" office:value-type="percentage" office:value="0.959652709592076" calcext:value-type="percentage">
            <text:p>96,0 %</text:p>
          </table:table-cell>
          <table:table-cell table:formula="of:=[.$B$115]/[.B107]" office:value-type="float" office:value="1.09774827588726" calcext:value-type="float">
            <text:p>1,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6799.24858175" calcext:value-type="float">
            <text:p>6.799</text:p>
          </table:table-cell>
          <table:table-cell table:formula="of:=[.C107]+[.B107]*([.A108]-[.A107])" office:value-type="float" office:value="1340730.24016527" calcext:value-type="float">
            <text:p>1.340.730</text:p>
          </table:table-cell>
          <table:table-cell table:formula="of:=[.C108]/[.$C$115]" office:value-type="percentage" office:value="0.964483747521697" calcext:value-type="percentage">
            <text:p>96,4 %</text:p>
          </table:table-cell>
          <table:table-cell table:formula="of:=[.$B$115]/[.B108]" office:value-type="float" office:value="1.08424838220911" calcext:value-type="float">
            <text:p>1,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889.029079" calcext:value-type="float">
            <text:p>6.889</text:p>
          </table:table-cell>
          <table:table-cell table:formula="of:=[.C108]+[.B108]*([.A109]-[.A108])" office:value-type="float" office:value="1347529.48874702" calcext:value-type="float">
            <text:p>1.347.529</text:p>
          </table:table-cell>
          <table:table-cell table:formula="of:=[.C109]/[.$C$115]" office:value-type="percentage" office:value="0.969374936335078" calcext:value-type="percentage">
            <text:p>96,9 %</text:p>
          </table:table-cell>
          <table:table-cell table:formula="of:=[.$B$115]/[.B109]" office:value-type="float" office:value="1.07011803702099" calcext:value-type="float">
            <text:p>1,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6973.64975033333" calcext:value-type="float">
            <text:p>6.974</text:p>
          </table:table-cell>
          <table:table-cell table:formula="of:=[.C109]+[.B109]*([.A110]-[.A109])" office:value-type="float" office:value="1354418.51782602" calcext:value-type="float">
            <text:p>1.354.419</text:p>
          </table:table-cell>
          <table:table-cell table:formula="of:=[.C110]/[.$C$115]" office:value-type="percentage" office:value="0.974330710721192" calcext:value-type="percentage">
            <text:p>97,4 %</text:p>
          </table:table-cell>
          <table:table-cell table:formula="of:=[.$B$115]/[.B110]" office:value-type="float" office:value="1.05713285566824" calcext:value-type="float">
            <text:p>1,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7050.33957666667" calcext:value-type="float">
            <text:p>7.050</text:p>
          </table:table-cell>
          <table:table-cell table:formula="of:=[.C110]+[.B110]*([.A111]-[.A110])" office:value-type="float" office:value="1361392.16757635" calcext:value-type="float">
            <text:p>1.361.392</text:p>
          </table:table-cell>
          <table:table-cell table:formula="of:=[.C111]/[.$C$115]" office:value-type="percentage" office:value="0.979347358845931" calcext:value-type="percentage">
            <text:p>97,9 %</text:p>
          </table:table-cell>
          <table:table-cell table:formula="of:=[.$B$115]/[.B111]" office:value-type="float" office:value="1.04563392937811" calcext:value-type="float">
            <text:p>1,0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7130.34784266667" calcext:value-type="float">
            <text:p>7.130</text:p>
          </table:table-cell>
          <table:table-cell table:formula="of:=[.C111]+[.B111]*([.A112]-[.A111])" office:value-type="float" office:value="1368442.50715302" calcext:value-type="float">
            <text:p>1.368.443</text:p>
          </table:table-cell>
          <table:table-cell table:formula="of:=[.C112]/[.$C$115]" office:value-type="percentage" office:value="0.984419175481741" calcext:value-type="percentage">
            <text:p>98,4 %</text:p>
          </table:table-cell>
          <table:table-cell table:formula="of:=[.$B$115]/[.B112]" office:value-type="float" office:value="1.03390107154196" calcext:value-type="float">
            <text:p>1,0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7217.31206166667" calcext:value-type="float">
            <text:p>7.217</text:p>
          </table:table-cell>
          <table:table-cell table:formula="of:=[.C112]+[.B112]*([.A113]-[.A112])" office:value-type="float" office:value="1375572.85499568" calcext:value-type="float">
            <text:p>1.375.573</text:p>
          </table:table-cell>
          <table:table-cell table:formula="of:=[.C113]/[.$C$115]" office:value-type="percentage" office:value="0.989548547821087" calcext:value-type="percentage">
            <text:p>99,0 %</text:p>
          </table:table-cell>
          <table:table-cell table:formula="of:=[.$B$115]/[.B113]" office:value-type="float" office:value="1.02144319270263" calcext:value-type="float">
            <text:p>1,0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311.266596" calcext:value-type="float">
            <text:p>7.311</text:p>
          </table:table-cell>
          <table:table-cell table:formula="of:=[.C113]+[.B113]*([.A114]-[.A113])" office:value-type="float" office:value="1382790.16705735" calcext:value-type="float">
            <text:p>1.382.790</text:p>
          </table:table-cell>
          <table:table-cell table:formula="of:=[.C114]/[.$C$115]" office:value-type="percentage" office:value="0.994740479781547" calcext:value-type="percentage">
            <text:p>99,5 %</text:p>
          </table:table-cell>
          <table:table-cell table:formula="of:=[.$B$115]/[.B114]" office:value-type="float" office:value="1.00831698286495" calcext:value-type="float">
            <text:p>1,0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7372.074275" calcext:value-type="float">
            <text:p>7.372</text:p>
          </table:table-cell>
          <table:table-cell table:formula="of:=[.C114]+[.B114]*([.A115]-[.A114])" office:value-type="float" office:value="1390101.43365335" calcext:value-type="float">
            <text:p>1.390.101</text:p>
          </table:table-cell>
          <table:table-cell table:formula="of:=[.C115]/[.$C$115]" office:value-type="percentage" office:value="1" calcext:value-type="percentage">
            <text:p>100,0 %</text:p>
          </table:table-cell>
          <table:table-cell table:formula="of:=[.$B$115]/[.B115]" office:value-type="float" office:value="1" calcext:value-type="float">
            <text:p>1,0</text:p>
          </table:table-cell>
        </table:table-row>
        <table:table-row table:style-name="ro2">
          <table:table-cell table:style-name="ce2" office:value-type="float" office:value="2017" calcext:value-type="float">
            <text:p>2017</text:p>
          </table:table-cell>
          <table:table-cell table:style-name="ce4" office:value-type="float" office:value="7432.881954" calcext:value-type="float">
            <text:p>7.433</text:p>
          </table:table-cell>
          <table:table-cell table:formula="of:=[.C115]+[.B115]*([.A116]-[.A115])" office:value-type="float" office:value="1397473.50792835" calcext:value-type="float">
            <text:p>1.397.474</text:p>
          </table:table-cell>
          <table:table-cell table:formula="of:=[.C116]/[.$C$115]" office:value-type="percentage" office:value="1.00530326355799" calcext:value-type="percentage">
            <text:p>100,5 %</text:p>
          </table:table-cell>
          <table:table-cell table:formula="of:=[.$B$115]/[.B116]" office:value-type="float" office:value="0.99181909797891" calcext:value-type="float">
            <text:p>1,0</text:p>
          </table:table-cell>
        </table:table-row>
        <table:table-row table:style-name="ro2">
          <table:table-cell table:style-name="ce2" office:value-type="float" office:value="2018" calcext:value-type="float">
            <text:p>2018</text:p>
          </table:table-cell>
          <table:table-cell table:style-name="ce4" office:value-type="float" office:value="7493.689633" calcext:value-type="float">
            <text:p>7.494</text:p>
          </table:table-cell>
          <table:table-cell table:formula="of:=[.C116]+[.B116]*([.A117]-[.A116])" office:value-type="float" office:value="1404906.38988235" calcext:value-type="float">
            <text:p>1.404.906</text:p>
          </table:table-cell>
          <table:table-cell table:formula="of:=[.C117]/[.$C$115]" office:value-type="percentage" office:value="1.01065027045551" calcext:value-type="percentage">
            <text:p>101,1 %</text:p>
          </table:table-cell>
          <table:table-cell table:formula="of:=[.$B$115]/[.B117]" office:value-type="float" office:value="0.983770964110331" calcext:value-type="float">
            <text:p>1,0</text:p>
          </table:table-cell>
        </table:table-row>
        <table:table-row table:style-name="ro2">
          <table:table-cell table:style-name="ce2" office:value-type="float" office:value="2019" calcext:value-type="float">
            <text:p>2019</text:p>
          </table:table-cell>
          <table:table-cell table:style-name="ce4" office:value-type="float" office:value="7554.497312" calcext:value-type="float">
            <text:p>7.554</text:p>
          </table:table-cell>
          <table:table-cell table:formula="of:=[.C117]+[.B117]*([.A118]-[.A117])" office:value-type="float" office:value="1412400.07951535" calcext:value-type="float">
            <text:p>1.412.400</text:p>
          </table:table-cell>
          <table:table-cell table:formula="of:=[.C118]/[.$C$115]" office:value-type="percentage" office:value="1.01604102069257" calcext:value-type="percentage">
            <text:p>101,6 %</text:p>
          </table:table-cell>
          <table:table-cell table:formula="of:=[.$B$115]/[.B118]" office:value-type="float" office:value="0.975852392361007" calcext:value-type="float">
            <text:p>1,0</text:p>
          </table:table-cell>
        </table:table-row>
        <table:table-row table:style-name="ro2">
          <table:table-cell table:style-name="ce2" office:value-type="float" office:value="2020" calcext:value-type="float">
            <text:p>2020</text:p>
          </table:table-cell>
          <table:table-cell table:style-name="ce4" office:value-type="float" office:value="7615.304991" calcext:value-type="float">
            <text:p>7.615</text:p>
          </table:table-cell>
          <table:table-cell table:formula="of:=[.C118]+[.B118]*([.A119]-[.A118])" office:value-type="float" office:value="1419954.57682735" calcext:value-type="float">
            <text:p>1.419.955</text:p>
          </table:table-cell>
          <table:table-cell table:formula="of:=[.C119]/[.$C$115]" office:value-type="percentage" office:value="1.02147551426916" calcext:value-type="percentage">
            <text:p>102,1 %</text:p>
          </table:table-cell>
          <table:table-cell table:formula="of:=[.$B$115]/[.B119]" office:value-type="float" office:value="0.968060279097494" calcext:value-type="float">
            <text:p>1,0</text:p>
          </table:table-cell>
        </table:table-row>
        <table:table-row table:style-name="ro2">
          <table:table-cell table:style-name="ce2" office:value-type="float" office:value="2021" calcext:value-type="float">
            <text:p>2021</text:p>
          </table:table-cell>
          <table:table-cell table:style-name="ce4" office:value-type="float" office:value="7676.11267" calcext:value-type="float">
            <text:p>7.676</text:p>
          </table:table-cell>
          <table:table-cell table:formula="of:=[.C119]+[.B119]*([.A120]-[.A119])" office:value-type="float" office:value="1427569.88181835" calcext:value-type="float">
            <text:p>1.427.570</text:p>
          </table:table-cell>
          <table:table-cell table:formula="of:=[.C120]/[.$C$115]" office:value-type="percentage" office:value="1.02695375118528" calcext:value-type="percentage">
            <text:p>102,7 %</text:p>
          </table:table-cell>
          <table:table-cell table:formula="of:=[.$B$115]/[.B120]" office:value-type="float" office:value="0.960391619030261" calcext:value-type="float">
            <text:p>1,0</text:p>
          </table:table-cell>
        </table:table-row>
        <table:table-row table:style-name="ro2">
          <table:table-cell table:style-name="ce2" office:value-type="float" office:value="2022" calcext:value-type="float">
            <text:p>2022</text:p>
          </table:table-cell>
          <table:table-cell table:style-name="ce4" office:value-type="float" office:value="7736.920349" calcext:value-type="float">
            <text:p>7.737</text:p>
          </table:table-cell>
          <table:table-cell table:formula="of:=[.C120]+[.B120]*([.A121]-[.A120])" office:value-type="float" office:value="1435245.99448835" calcext:value-type="float">
            <text:p>1.435.246</text:p>
          </table:table-cell>
          <table:table-cell table:formula="of:=[.C121]/[.$C$115]" office:value-type="percentage" office:value="1.03247573144095" calcext:value-type="percentage">
            <text:p>103,2 %</text:p>
          </table:table-cell>
          <table:table-cell table:formula="of:=[.$B$115]/[.B121]" office:value-type="float" office:value="0.952843501349066" calcext:value-type="float">
            <text:p>1,0</text:p>
          </table:table-cell>
        </table:table-row>
        <table:table-row table:style-name="ro2">
          <table:table-cell table:style-name="ce2" office:value-type="float" office:value="2023" calcext:value-type="float">
            <text:p>2023</text:p>
          </table:table-cell>
          <table:table-cell table:style-name="ce4" office:value-type="float" office:value="7797.728028" calcext:value-type="float">
            <text:p>7.798</text:p>
          </table:table-cell>
          <table:table-cell table:formula="of:=[.C121]+[.B121]*([.A122]-[.A121])" office:value-type="float" office:value="1442982.91483735" calcext:value-type="float">
            <text:p>1.442.983</text:p>
          </table:table-cell>
          <table:table-cell table:formula="of:=[.C122]/[.$C$115]" office:value-type="percentage" office:value="1.03804145503614" calcext:value-type="percentage">
            <text:p>103,8 %</text:p>
          </table:table-cell>
          <table:table-cell table:formula="of:=[.$B$115]/[.B122]" office:value-type="float" office:value="0.945413106039148" calcext:value-type="float">
            <text:p>0,9</text:p>
          </table:table-cell>
        </table:table-row>
        <table:table-row table:style-name="ro2">
          <table:table-cell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percentage-style style:name="N108">
      <number:number number:decimal-places="1" number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20:47:26.726000000</meta:creation-date>
    <dc:date>2023-02-04T21:16:04.123000000</dc:date>
    <meta:editing-duration>PT28M39S</meta:editing-duration>
    <meta:editing-cycles>1</meta:editing-cycles>
    <meta:document-statistic meta:table-count="2" meta:cell-count="1305" meta:object-count="0"/>
    <meta:generator>LibreOffice/7.4.3.2$Windows_X86_64 LibreOffice_project/1048a8393ae2eeec98dff31b5c133c5f1d08b890</meta:generator>
  </office:meta>
</office:document-meta>
</file>